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2.023cm"/>
    </style:style>
    <style:style style:name="co4" style:family="table-column">
      <style:table-column-properties fo:break-before="auto" style:column-width="3.494cm"/>
    </style:style>
    <style:style style:name="co5" style:family="table-column">
      <style:table-column-properties fo:break-before="auto" style:column-width="3.3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offatt_Hume_2007_ATP_time_idealized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i_step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_sub_step</text:p>
          </table:table-cell>
          <table:table-cell office:value-type="string" calcext:value-type="string">
            <text:p>number_of_samples</text:p>
          </table:table-cell>
          <table:table-cell office:value-type="string" calcext:value-type="string">
            <text:p>ATP_concentration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685" calcext:value-type="float">
            <text:p>0.0068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055" calcext:value-type="float">
            <text:p>0.0205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424" calcext:value-type="float">
            <text:p>0.03424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4793" calcext:value-type="float">
            <text:p>0.0479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163" calcext:value-type="float">
            <text:p>0.0616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7533" calcext:value-type="float">
            <text:p>0.0753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8902" calcext:value-type="float">
            <text:p>0.08902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0271" calcext:value-type="float">
            <text:p>0.1027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1641" calcext:value-type="float">
            <text:p>0.1164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3011" calcext:value-type="float">
            <text:p>0.1301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4381" calcext:value-type="float">
            <text:p>0.1438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75" calcext:value-type="float">
            <text:p>0.1575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7119" calcext:value-type="float">
            <text:p>0.1711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8489" calcext:value-type="float">
            <text:p>0.1848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9859" calcext:value-type="float">
            <text:p>0.1985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1228" calcext:value-type="float">
            <text:p>0.21228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2597" calcext:value-type="float">
            <text:p>0.2259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3967" calcext:value-type="float">
            <text:p>0.2396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5337" calcext:value-type="float">
            <text:p>0.2533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6707" calcext:value-type="float">
            <text:p>0.2670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8076" calcext:value-type="float">
            <text:p>0.28076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9445" calcext:value-type="float">
            <text:p>0.2944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0815" calcext:value-type="float">
            <text:p>0.3081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2185" calcext:value-type="float">
            <text:p>0.3218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3555" calcext:value-type="float">
            <text:p>0.3355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4924" calcext:value-type="float">
            <text:p>0.34924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6293" calcext:value-type="float">
            <text:p>0.3629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7663" calcext:value-type="float">
            <text:p>0.3766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9033" calcext:value-type="float">
            <text:p>0.3903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0402" calcext:value-type="float">
            <text:p>0.40402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1771" calcext:value-type="float">
            <text:p>0.4177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43141" calcext:value-type="float">
            <text:p>0.4314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4511" calcext:value-type="float">
            <text:p>0.4451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45881" calcext:value-type="float">
            <text:p>0.4588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4725" calcext:value-type="float">
            <text:p>0.4725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48619" calcext:value-type="float">
            <text:p>0.4861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49989" calcext:value-type="float">
            <text:p>0.4998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1359" calcext:value-type="float">
            <text:p>0.5135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2728" calcext:value-type="float">
            <text:p>0.52728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40970000000001" calcext:value-type="float">
            <text:p>0.54097000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54670000000001" calcext:value-type="float">
            <text:p>0.55467000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68370000000001" calcext:value-type="float">
            <text:p>0.56837000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82070000000001" calcext:value-type="float">
            <text:p>0.58207000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95760000000001" calcext:value-type="float">
            <text:p>0.595760000000001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609450000000001" calcext:value-type="float">
            <text:p>0.60945000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23150000000001" calcext:value-type="float">
            <text:p>0.62315000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636850000000001" calcext:value-type="float">
            <text:p>0.63685000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650540000000001" calcext:value-type="float">
            <text:p>0.650540000000001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664230000000001" calcext:value-type="float">
            <text:p>0.66423000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677930000000001" calcext:value-type="float">
            <text:p>0.67793000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91630000000001" calcext:value-type="float">
            <text:p>0.69163000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705330000000001" calcext:value-type="float">
            <text:p>0.70533000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719020000000001" calcext:value-type="float">
            <text:p>0.719020000000001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732710000000001" calcext:value-type="float">
            <text:p>0.73271000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746410000000001" calcext:value-type="float">
            <text:p>0.74641000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760110000000001" calcext:value-type="float">
            <text:p>0.76011000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773810000000001" calcext:value-type="float">
            <text:p>0.77381000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787500000000001" calcext:value-type="float">
            <text:p>0.787500000000001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801190000000001" calcext:value-type="float">
            <text:p>0.80119000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814890000000002" calcext:value-type="float">
            <text:p>0.814890000000002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28590000000002" calcext:value-type="float">
            <text:p>0.828590000000002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842280000000002" calcext:value-type="float">
            <text:p>0.842280000000002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855970000000002" calcext:value-type="float">
            <text:p>0.855970000000002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869670000000002" calcext:value-type="float">
            <text:p>0.869670000000002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83370000000002" calcext:value-type="float">
            <text:p>0.883370000000002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897070000000002" calcext:value-type="float">
            <text:p>0.897070000000002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10760000000002" calcext:value-type="float">
            <text:p>0.910760000000002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24450000000002" calcext:value-type="float">
            <text:p>0.924450000000002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38150000000002" calcext:value-type="float">
            <text:p>0.938150000000002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51850000000002" calcext:value-type="float">
            <text:p>0.951850000000002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65540000000002" calcext:value-type="float">
            <text:p>0.965540000000002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79230000000002" calcext:value-type="float">
            <text:p>0.979230000000002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92930000000002" calcext:value-type="float">
            <text:p>0.992930000000002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99790000000002" calcext:value-type="float">
            <text:p>0.999790000000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99810000000002" calcext:value-type="float">
            <text:p>0.999810000000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99830000000002" calcext:value-type="float">
            <text:p>0.999830000000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99850000000002" calcext:value-type="float">
            <text:p>0.999850000000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99870000000002" calcext:value-type="float">
            <text:p>0.999870000000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99890000000002" calcext:value-type="float">
            <text:p>0.999890000000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99910000000002" calcext:value-type="float">
            <text:p>0.999910000000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99930000000002" calcext:value-type="float">
            <text:p>0.999930000000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99950000000002" calcext:value-type="float">
            <text:p>0.999950000000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999970000000002" calcext:value-type="float">
            <text:p>0.999970000000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999990000000002" calcext:value-type="float">
            <text:p>0.999990000000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00003" calcext:value-type="float">
            <text:p>1.00003</text:p>
          </table:table-cell>
          <table:table-cell office:value-type="float" office:value="0" calcext:value-type="float">
            <text:p>0</text:p>
          </table:table-cell>
          <table:table-cell office:value-type="float" office:value="0.114033655972443" calcext:value-type="float">
            <text:p>0.11403365597244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00003" calcext:value-type="float">
            <text:p>1.00003</text:p>
          </table:table-cell>
          <table:table-cell office:value-type="float" office:value="1" calcext:value-type="float">
            <text:p>1</text:p>
          </table:table-cell>
          <table:table-cell office:value-type="float" office:value="0.885966344027557" calcext:value-type="float">
            <text:p>0.885966344027557</text:p>
          </table:table-cell>
          <table:table-cell office:value-type="float" office:value="92.6122635500175" calcext:value-type="float">
            <text:p>92.6122635500175</text:p>
          </table:table-cell>
          <table:table-cell office:value-type="float" office:value="96.1081547154443" calcext:value-type="float">
            <text:p>96.1081547154443</text:p>
          </table:table-cell>
          <table:table-cell table:formula="of:=+[.E88]*[.D88]" office:value-type="float" office:value="82.0513485495256" calcext:value-type="float">
            <text:p>82.0513485495256</text:p>
          </table:table-cell>
          <table:table-cell table:formula="of:=SUM([.G88:.G97])" office:value-type="float" office:value="864.973392438998" calcext:value-type="float">
            <text:p>864.97339243899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.00005" calcext:value-type="float">
            <text:p>1.000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.6122635500175" calcext:value-type="float">
            <text:p>92.6122635500175</text:p>
          </table:table-cell>
          <table:table-cell office:value-type="float" office:value="96.1081547154443" calcext:value-type="float">
            <text:p>96.1081547154443</text:p>
          </table:table-cell>
          <table:table-cell table:formula="of:=+[.E89]" office:value-type="float" office:value="92.6122635500175" calcext:value-type="float">
            <text:p>92.6122635500175</text:p>
          </table:table-cell>
          <table:table-cell table:formula="of:=+[.H88]/9" office:value-type="float" office:value="96.1081547154443" calcext:value-type="float">
            <text:p>96.108154715444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.00007" calcext:value-type="float">
            <text:p>1.000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.6122635500175" calcext:value-type="float">
            <text:p>92.6122635500175</text:p>
          </table:table-cell>
          <table:table-cell office:value-type="float" office:value="96.1081547154443" calcext:value-type="float">
            <text:p>96.1081547154443</text:p>
          </table:table-cell>
          <table:table-cell table:formula="of:=+[.E90]" office:value-type="float" office:value="92.6122635500175" calcext:value-type="float">
            <text:p>92.6122635500175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.00009" calcext:value-type="float">
            <text:p>1.000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.6122635500175" calcext:value-type="float">
            <text:p>92.6122635500175</text:p>
          </table:table-cell>
          <table:table-cell office:value-type="float" office:value="96.1081547154443" calcext:value-type="float">
            <text:p>96.1081547154443</text:p>
          </table:table-cell>
          <table:table-cell table:formula="of:=+[.E91]" office:value-type="float" office:value="92.6122635500175" calcext:value-type="float">
            <text:p>92.6122635500175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.00011" calcext:value-type="float">
            <text:p>1.00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.6122635500175" calcext:value-type="float">
            <text:p>92.6122635500175</text:p>
          </table:table-cell>
          <table:table-cell office:value-type="float" office:value="96.1081547154443" calcext:value-type="float">
            <text:p>96.1081547154443</text:p>
          </table:table-cell>
          <table:table-cell table:formula="of:=+[.E92]" office:value-type="float" office:value="92.6122635500175" calcext:value-type="float">
            <text:p>92.6122635500175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00013" calcext:value-type="float">
            <text:p>1.00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.6122635500175" calcext:value-type="float">
            <text:p>92.6122635500175</text:p>
          </table:table-cell>
          <table:table-cell office:value-type="float" office:value="96.1081547154443" calcext:value-type="float">
            <text:p>96.1081547154443</text:p>
          </table:table-cell>
          <table:table-cell table:formula="of:=+[.E93]" office:value-type="float" office:value="92.6122635500175" calcext:value-type="float">
            <text:p>92.6122635500175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.00015" calcext:value-type="float">
            <text:p>1.00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.6122635500175" calcext:value-type="float">
            <text:p>92.6122635500175</text:p>
          </table:table-cell>
          <table:table-cell office:value-type="float" office:value="96.1081547154443" calcext:value-type="float">
            <text:p>96.1081547154443</text:p>
          </table:table-cell>
          <table:table-cell table:formula="of:=+[.E94]" office:value-type="float" office:value="92.6122635500175" calcext:value-type="float">
            <text:p>92.6122635500175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.00017" calcext:value-type="float">
            <text:p>1.00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.6122635500175" calcext:value-type="float">
            <text:p>92.6122635500175</text:p>
          </table:table-cell>
          <table:table-cell office:value-type="float" office:value="96.1081547154443" calcext:value-type="float">
            <text:p>96.1081547154443</text:p>
          </table:table-cell>
          <table:table-cell table:formula="of:=+[.E95]" office:value-type="float" office:value="92.6122635500175" calcext:value-type="float">
            <text:p>92.6122635500175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.00019" calcext:value-type="float">
            <text:p>1.000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.6122635500175" calcext:value-type="float">
            <text:p>92.6122635500175</text:p>
          </table:table-cell>
          <table:table-cell office:value-type="float" office:value="96.1081547154443" calcext:value-type="float">
            <text:p>96.1081547154443</text:p>
          </table:table-cell>
          <table:table-cell table:formula="of:=+[.E96]" office:value-type="float" office:value="92.6122635500175" calcext:value-type="float">
            <text:p>92.6122635500175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.00021" calcext:value-type="float">
            <text:p>1.00021</text:p>
          </table:table-cell>
          <table:table-cell office:value-type="float" office:value="0" calcext:value-type="float">
            <text:p>0</text:p>
          </table:table-cell>
          <table:table-cell office:value-type="float" office:value="0.453762103186655" calcext:value-type="float">
            <text:p>0.453762103186655</text:p>
          </table:table-cell>
          <table:table-cell office:value-type="float" office:value="92.6122635500175" calcext:value-type="float">
            <text:p>92.6122635500175</text:p>
          </table:table-cell>
          <table:table-cell/>
          <table:table-cell table:formula="of:=+[.E97]*[.D97]" office:value-type="float" office:value="42.0239354893327" calcext:value-type="float">
            <text:p>42.0239354893327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.00021" calcext:value-type="float">
            <text:p>1.00021</text:p>
          </table:table-cell>
          <table:table-cell office:value-type="float" office:value="1" calcext:value-type="float">
            <text:p>1</text:p>
          </table:table-cell>
          <table:table-cell office:value-type="float" office:value="0.546237896813345" calcext:value-type="float">
            <text:p>0.5462378968133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00023" calcext:value-type="float">
            <text:p>1.000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.00025" calcext:value-type="float">
            <text:p>1.00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.00027" calcext:value-type="float">
            <text:p>1.000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.00029" calcext:value-type="float">
            <text:p>1.000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.00031" calcext:value-type="float">
            <text:p>1.000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00034" calcext:value-type="float">
            <text:p>1.000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.00037" calcext:value-type="float">
            <text:p>1.000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.00039" calcext:value-type="float">
            <text:p>1.000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.00041" calcext:value-type="float">
            <text:p>1.000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.00043" calcext:value-type="float">
            <text:p>1.000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.00045" calcext:value-type="float">
            <text:p>1.000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.00048" calcext:value-type="float">
            <text:p>1.000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.00052" calcext:value-type="float">
            <text:p>1.000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.00057" calcext:value-type="float">
            <text:p>1.000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.00063" calcext:value-type="float">
            <text:p>1.000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0007" calcext:value-type="float">
            <text:p>1.000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.00079" calcext:value-type="float">
            <text:p>1.0007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.00091" calcext:value-type="float">
            <text:p>1.0009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.00106" calcext:value-type="float">
            <text:p>1.0010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.00124" calcext:value-type="float">
            <text:p>1.001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.00147" calcext:value-type="float">
            <text:p>1.0014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.00176" calcext:value-type="float">
            <text:p>1.0017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.00213" calcext:value-type="float">
            <text:p>1.0021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.0026" calcext:value-type="float">
            <text:p>1.00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.00318" calcext:value-type="float">
            <text:p>1.0031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00392" calcext:value-type="float">
            <text:p>1.0039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.00485" calcext:value-type="float">
            <text:p>1.0048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.00601" calcext:value-type="float">
            <text:p>1.0060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.00748" calcext:value-type="float">
            <text:p>1.00748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.00933" calcext:value-type="float">
            <text:p>1.0093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01166" calcext:value-type="float">
            <text:p>1.01166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.01459" calcext:value-type="float">
            <text:p>1.01459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.01828" calcext:value-type="float">
            <text:p>1.01828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02293" calcext:value-type="float">
            <text:p>1.02293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.02878" calcext:value-type="float">
            <text:p>1.02878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03614" calcext:value-type="float">
            <text:p>1.03614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.04541" calcext:value-type="float">
            <text:p>1.04541</text:p>
          </table:table-cell>
          <table:table-cell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.05708" calcext:value-type="float">
            <text:p>1.05708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.07177" calcext:value-type="float">
            <text:p>1.07177</text:p>
          </table:table-cell>
          <table:table-cell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.09027" calcext:value-type="float">
            <text:p>1.09027</text:p>
          </table:table-cell>
          <table:table-cell office:value-type="float" office:value="0" calcext:value-type="float">
            <text:p>0</text:p>
          </table:table-cell>
          <table:table-cell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.11356" calcext:value-type="float">
            <text:p>1.11356</text:p>
          </table:table-cell>
          <table:table-cell office:value-type="float" office:value="0" calcext:value-type="float">
            <text:p>0</text:p>
          </table:table-cell>
          <table:table-cell office:value-type="float" office:value="1298" calcext:value-type="float">
            <text:p>129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.14287" calcext:value-type="float">
            <text:p>1.14287</text:p>
          </table:table-cell>
          <table:table-cell office:value-type="float" office:value="0" calcext:value-type="float">
            <text:p>0</text:p>
          </table:table-cell>
          <table:table-cell office:value-type="float" office:value="1633" calcext:value-type="float">
            <text:p>163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.17977" calcext:value-type="float">
            <text:p>1.17977</text:p>
          </table:table-cell>
          <table:table-cell office:value-type="float" office:value="0" calcext:value-type="float">
            <text:p>0</text:p>
          </table:table-cell>
          <table:table-cell office:value-type="float" office:value="2057" calcext:value-type="float">
            <text:p>205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.22623" calcext:value-type="float">
            <text:p>1.22623</text:p>
          </table:table-cell>
          <table:table-cell office:value-type="float" office:value="0" calcext:value-type="float">
            <text:p>0</text:p>
          </table:table-cell>
          <table:table-cell office:value-type="float" office:value="2589" calcext:value-type="float">
            <text:p>258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.28472" calcext:value-type="float">
            <text:p>1.28472</text:p>
          </table:table-cell>
          <table:table-cell office:value-type="float" office:value="0" calcext:value-type="float">
            <text:p>0</text:p>
          </table:table-cell>
          <table:table-cell office:value-type="float" office:value="3260" calcext:value-type="float">
            <text:p>32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35836" calcext:value-type="float">
            <text:p>1.35836</text:p>
          </table:table-cell>
          <table:table-cell office:value-type="float" office:value="0" calcext:value-type="float">
            <text:p>0</text:p>
          </table:table-cell>
          <table:table-cell office:value-type="float" office:value="4104" calcext:value-type="float">
            <text:p>410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.45106" calcext:value-type="float">
            <text:p>1.45106</text:p>
          </table:table-cell>
          <table:table-cell office:value-type="float" office:value="0" calcext:value-type="float">
            <text:p>0</text:p>
          </table:table-cell>
          <table:table-cell office:value-type="float" office:value="5166" calcext:value-type="float">
            <text:p>516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.56776" calcext:value-type="float">
            <text:p>1.56776</text:p>
          </table:table-cell>
          <table:table-cell office:value-type="float" office:value="0" calcext:value-type="float">
            <text:p>0</text:p>
          </table:table-cell>
          <table:table-cell office:value-type="float" office:value="6504" calcext:value-type="float">
            <text:p>650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.71468" calcext:value-type="float">
            <text:p>1.71468</text:p>
          </table:table-cell>
          <table:table-cell office:value-type="float" office:value="0" calcext:value-type="float">
            <text:p>0</text:p>
          </table:table-cell>
          <table:table-cell office:value-type="float" office:value="8188" calcext:value-type="float">
            <text:p>81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.89964" calcext:value-type="float">
            <text:p>1.89964</text:p>
          </table:table-cell>
          <table:table-cell office:value-type="float" office:value="0" calcext:value-type="float">
            <text:p>0</text:p>
          </table:table-cell>
          <table:table-cell office:value-type="float" office:value="10308" calcext:value-type="float">
            <text:p>1030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.13249" calcext:value-type="float">
            <text:p>2.13249</text:p>
          </table:table-cell>
          <table:table-cell office:value-type="float" office:value="0" calcext:value-type="float">
            <text:p>0</text:p>
          </table:table-cell>
          <table:table-cell office:value-type="float" office:value="12977" calcext:value-type="float">
            <text:p>1297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.42563" calcext:value-type="float">
            <text:p>2.42563</text:p>
          </table:table-cell>
          <table:table-cell office:value-type="float" office:value="0" calcext:value-type="float">
            <text:p>0</text:p>
          </table:table-cell>
          <table:table-cell office:value-type="float" office:value="16337" calcext:value-type="float">
            <text:p>1633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.79467" calcext:value-type="float">
            <text:p>2.79467</text:p>
          </table:table-cell>
          <table:table-cell office:value-type="float" office:value="0" calcext:value-type="float">
            <text:p>0</text:p>
          </table:table-cell>
          <table:table-cell office:value-type="float" office:value="20567" calcext:value-type="float">
            <text:p>2056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.25927" calcext:value-type="float">
            <text:p>3.25927</text:p>
          </table:table-cell>
          <table:table-cell office:value-type="float" office:value="0" calcext:value-type="float">
            <text:p>0</text:p>
          </table:table-cell>
          <table:table-cell office:value-type="float" office:value="25893" calcext:value-type="float">
            <text:p>2589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.82355" calcext:value-type="float">
            <text:p>3.82355</text:p>
          </table:table-cell>
          <table:table-cell office:value-type="float" office:value="0" calcext:value-type="float">
            <text:p>0</text:p>
          </table:table-cell>
          <table:table-cell office:value-type="float" office:value="30535" calcext:value-type="float">
            <text:p>305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2.6289" calcext:value-type="float">
            <text:p>32.6289</text:p>
          </table:table-cell>
          <table:table-cell office:value-type="float" office:value="0" calcext:value-type="float">
            <text:p>0</text:p>
          </table:table-cell>
          <table:table-cell office:value-type="float" office:value="2850000" calcext:value-type="float">
            <text:p>2850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1.1314" calcext:value-type="float">
            <text:p>61.13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1.1314" calcext:value-type="float">
            <text:p>61.1314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1.1364" calcext:value-type="float">
            <text:p>61.1364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1.1339" calcext:value-type="float">
            <text:p>91.1339</text:p>
          </table:table-cell>
          <table:table-cell office:value-type="float" office:value="0" calcext:value-type="float">
            <text:p>0</text:p>
          </table:table-cell>
          <table:table-cell office:value-type="float" office:value="2999500" calcext:value-type="float">
            <text:p>29995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21.13575" calcext:value-type="float">
            <text:p>121.1357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21.14945" calcext:value-type="float">
            <text:p>121.1494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21.16314" calcext:value-type="float">
            <text:p>121.16314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21.17683" calcext:value-type="float">
            <text:p>121.1768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21.19053" calcext:value-type="float">
            <text:p>121.1905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21.20423" calcext:value-type="float">
            <text:p>121.2042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1.21792" calcext:value-type="float">
            <text:p>121.21792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21.23161" calcext:value-type="float">
            <text:p>121.2316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21.24531" calcext:value-type="float">
            <text:p>121.2453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1.25901" calcext:value-type="float">
            <text:p>121.259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1.27271" calcext:value-type="float">
            <text:p>121.2727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21.2864" calcext:value-type="float">
            <text:p>121.2864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21.30009" calcext:value-type="float">
            <text:p>121.3000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21.31379" calcext:value-type="float">
            <text:p>121.3137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21.32749" calcext:value-type="float">
            <text:p>121.3274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21.34118" calcext:value-type="float">
            <text:p>121.34118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1.35487" calcext:value-type="float">
            <text:p>121.3548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21.36857" calcext:value-type="float">
            <text:p>121.3685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21.38227" calcext:value-type="float">
            <text:p>121.3822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21.39597" calcext:value-type="float">
            <text:p>121.3959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21.40966" calcext:value-type="float">
            <text:p>121.40966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21.42335" calcext:value-type="float">
            <text:p>121.4233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1.43705" calcext:value-type="float">
            <text:p>121.4370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21.45075" calcext:value-type="float">
            <text:p>121.4507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21.46445" calcext:value-type="float">
            <text:p>121.4644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21.47814" calcext:value-type="float">
            <text:p>121.47814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1.49183" calcext:value-type="float">
            <text:p>121.4918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21.50553" calcext:value-type="float">
            <text:p>121.5055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21.51923" calcext:value-type="float">
            <text:p>121.5192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21.53292" calcext:value-type="float">
            <text:p>121.53292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21.54661" calcext:value-type="float">
            <text:p>121.5466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21.56031" calcext:value-type="float">
            <text:p>121.5603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21.57401" calcext:value-type="float">
            <text:p>121.574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21.58771" calcext:value-type="float">
            <text:p>121.5877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21.6014" calcext:value-type="float">
            <text:p>121.6014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21.61509" calcext:value-type="float">
            <text:p>121.6150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1.62879" calcext:value-type="float">
            <text:p>121.6287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21.64249" calcext:value-type="float">
            <text:p>121.6424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21.65618" calcext:value-type="float">
            <text:p>121.65618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1.66987" calcext:value-type="float">
            <text:p>121.6698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21.68357" calcext:value-type="float">
            <text:p>121.6835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21.69727" calcext:value-type="float">
            <text:p>121.6972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21.71097" calcext:value-type="float">
            <text:p>121.7109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21.72466" calcext:value-type="float">
            <text:p>121.72466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21.73835" calcext:value-type="float">
            <text:p>121.7383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21.75205" calcext:value-type="float">
            <text:p>121.7520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1.76575" calcext:value-type="float">
            <text:p>121.7657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21.77944" calcext:value-type="float">
            <text:p>121.77944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21.79313" calcext:value-type="float">
            <text:p>121.7931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21.80683" calcext:value-type="float">
            <text:p>121.8068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21.82053" calcext:value-type="float">
            <text:p>121.8205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21.83423" calcext:value-type="float">
            <text:p>121.8342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21.84792" calcext:value-type="float">
            <text:p>121.84792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21.86161" calcext:value-type="float">
            <text:p>121.8616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21.87531" calcext:value-type="float">
            <text:p>121.8753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21.88901" calcext:value-type="float">
            <text:p>121.889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21.90271" calcext:value-type="float">
            <text:p>121.9027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21.9164" calcext:value-type="float">
            <text:p>121.9164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21.93009" calcext:value-type="float">
            <text:p>121.9300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21.94379" calcext:value-type="float">
            <text:p>121.9437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21.95749" calcext:value-type="float">
            <text:p>121.9574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21.97118" calcext:value-type="float">
            <text:p>121.97118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21.98487" calcext:value-type="float">
            <text:p>121.9848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21.99857" calcext:value-type="float">
            <text:p>121.9985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22.01227" calcext:value-type="float">
            <text:p>122.0122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22.025970000001" calcext:value-type="float">
            <text:p>122.02597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22.039660000001" calcext:value-type="float">
            <text:p>122.039660000001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22.053350000001" calcext:value-type="float">
            <text:p>122.05335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22.067050000001" calcext:value-type="float">
            <text:p>122.06705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22.080750000001" calcext:value-type="float">
            <text:p>122.08075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2.094440000001" calcext:value-type="float">
            <text:p>122.094440000001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2.108130000001" calcext:value-type="float">
            <text:p>122.10813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22.121830000001" calcext:value-type="float">
            <text:p>122.12183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22.128690000001" calcext:value-type="float">
            <text:p>122.12869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22.128710000001" calcext:value-type="float">
            <text:p>122.12871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22.128730000001" calcext:value-type="float">
            <text:p>122.12873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2.128750000001" calcext:value-type="float">
            <text:p>122.12875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22.128770000001" calcext:value-type="float">
            <text:p>122.12877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22.12879" calcext:value-type="float">
            <text:p>122.128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22.12881" calcext:value-type="float">
            <text:p>122.128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22.12883" calcext:value-type="float">
            <text:p>122.128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22.12885" calcext:value-type="float">
            <text:p>122.128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22.12887" calcext:value-type="float">
            <text:p>122.128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22.12889" calcext:value-type="float">
            <text:p>122.128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22.12891" calcext:value-type="float">
            <text:p>122.128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22.12893" calcext:value-type="float">
            <text:p>122.12893</text:p>
          </table:table-cell>
          <table:table-cell office:value-type="float" office:value="0" calcext:value-type="float">
            <text:p>0</text:p>
          </table:table-cell>
          <table:table-cell office:value-type="float" office:value="0.115877239014123" calcext:value-type="float">
            <text:p>0.11587723901412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22.12893" calcext:value-type="float">
            <text:p>122.12893</text:p>
          </table:table-cell>
          <table:table-cell office:value-type="float" office:value="1" calcext:value-type="float">
            <text:p>1</text:p>
          </table:table-cell>
          <table:table-cell office:value-type="float" office:value="0.884122760985877" calcext:value-type="float">
            <text:p>0.884122760985877</text:p>
          </table:table-cell>
          <table:table-cell office:value-type="float" office:value="184.563587516901" calcext:value-type="float">
            <text:p>184.563587516901</text:p>
          </table:table-cell>
          <table:table-cell table:formula="of:=+[.$H$246]" office:value-type="float" office:value="172.331103095701" calcext:value-type="float">
            <text:p>172.331103095701</text:p>
          </table:table-cell>
          <table:table-cell table:formula="of:=+[.E245]*[.D245]" office:value-type="float" office:value="163.176868572901" calcext:value-type="float">
            <text:p>163.176868572901</text:p>
          </table:table-cell>
          <table:table-cell table:formula="of:=SUM([.G245:.G254])" office:value-type="float" office:value="1723.31103095701" calcext:value-type="float">
            <text:p>1723.3110309570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2.12895" calcext:value-type="float">
            <text:p>122.128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4.563587516901" calcext:value-type="float">
            <text:p>184.563587516901</text:p>
          </table:table-cell>
          <table:table-cell table:formula="of:=+[.$H$246]" office:value-type="float" office:value="172.331103095701" calcext:value-type="float">
            <text:p>172.331103095701</text:p>
          </table:table-cell>
          <table:table-cell table:formula="of:=+[.E246]" office:value-type="float" office:value="184.563587516901" calcext:value-type="float">
            <text:p>184.563587516901</text:p>
          </table:table-cell>
          <table:table-cell table:formula="of:=+[.H245]/10" office:value-type="float" office:value="172.331103095701" calcext:value-type="float">
            <text:p>172.33110309570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22.12897" calcext:value-type="float">
            <text:p>122.128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4.563587516901" calcext:value-type="float">
            <text:p>184.563587516901</text:p>
          </table:table-cell>
          <table:table-cell table:formula="of:=+[.$H$246]" office:value-type="float" office:value="172.331103095701" calcext:value-type="float">
            <text:p>172.331103095701</text:p>
          </table:table-cell>
          <table:table-cell table:formula="of:=+[.E247]" office:value-type="float" office:value="184.563587516901" calcext:value-type="float">
            <text:p>184.563587516901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22.12899" calcext:value-type="float">
            <text:p>122.128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4.563587516901" calcext:value-type="float">
            <text:p>184.563587516901</text:p>
          </table:table-cell>
          <table:table-cell table:formula="of:=+[.$H$246]" office:value-type="float" office:value="172.331103095701" calcext:value-type="float">
            <text:p>172.331103095701</text:p>
          </table:table-cell>
          <table:table-cell table:formula="of:=+[.E248]" office:value-type="float" office:value="184.563587516901" calcext:value-type="float">
            <text:p>184.563587516901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22.12901" calcext:value-type="float">
            <text:p>122.129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4.563587516901" calcext:value-type="float">
            <text:p>184.563587516901</text:p>
          </table:table-cell>
          <table:table-cell table:formula="of:=+[.$H$246]" office:value-type="float" office:value="172.331103095701" calcext:value-type="float">
            <text:p>172.331103095701</text:p>
          </table:table-cell>
          <table:table-cell table:formula="of:=+[.E249]" office:value-type="float" office:value="184.563587516901" calcext:value-type="float">
            <text:p>184.563587516901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22.12903" calcext:value-type="float">
            <text:p>122.129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4.563587516901" calcext:value-type="float">
            <text:p>184.563587516901</text:p>
          </table:table-cell>
          <table:table-cell table:formula="of:=+[.$H$246]" office:value-type="float" office:value="172.331103095701" calcext:value-type="float">
            <text:p>172.331103095701</text:p>
          </table:table-cell>
          <table:table-cell table:formula="of:=+[.E250]" office:value-type="float" office:value="184.563587516901" calcext:value-type="float">
            <text:p>184.563587516901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22.12905" calcext:value-type="float">
            <text:p>122.129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4.563587516901" calcext:value-type="float">
            <text:p>184.563587516901</text:p>
          </table:table-cell>
          <table:table-cell table:formula="of:=+[.$H$246]" office:value-type="float" office:value="172.331103095701" calcext:value-type="float">
            <text:p>172.331103095701</text:p>
          </table:table-cell>
          <table:table-cell table:formula="of:=+[.E251]" office:value-type="float" office:value="184.563587516901" calcext:value-type="float">
            <text:p>184.563587516901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22.12907" calcext:value-type="float">
            <text:p>122.129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4.563587516901" calcext:value-type="float">
            <text:p>184.563587516901</text:p>
          </table:table-cell>
          <table:table-cell table:formula="of:=+[.$H$246]" office:value-type="float" office:value="172.331103095701" calcext:value-type="float">
            <text:p>172.331103095701</text:p>
          </table:table-cell>
          <table:table-cell table:formula="of:=+[.E252]" office:value-type="float" office:value="184.563587516901" calcext:value-type="float">
            <text:p>184.563587516901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22.12909" calcext:value-type="float">
            <text:p>122.129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4.563587516901" calcext:value-type="float">
            <text:p>184.563587516901</text:p>
          </table:table-cell>
          <table:table-cell table:formula="of:=+[.$H$246]" office:value-type="float" office:value="172.331103095701" calcext:value-type="float">
            <text:p>172.331103095701</text:p>
          </table:table-cell>
          <table:table-cell table:formula="of:=+[.E253]" office:value-type="float" office:value="184.563587516901" calcext:value-type="float">
            <text:p>184.563587516901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22.12911" calcext:value-type="float">
            <text:p>122.12911</text:p>
          </table:table-cell>
          <table:table-cell office:value-type="float" office:value="0" calcext:value-type="float">
            <text:p>0</text:p>
          </table:table-cell>
          <table:table-cell office:value-type="float" office:value="0.453098378580451" calcext:value-type="float">
            <text:p>0.453098378580451</text:p>
          </table:table-cell>
          <table:table-cell office:value-type="float" office:value="184.563587516901" calcext:value-type="float">
            <text:p>184.563587516901</text:p>
          </table:table-cell>
          <table:table-cell table:formula="of:=+[.$H$246]" office:value-type="float" office:value="172.331103095701" calcext:value-type="float">
            <text:p>172.331103095701</text:p>
          </table:table-cell>
          <table:table-cell table:formula="of:=+[.E254]*[.D254]" office:value-type="float" office:value="83.6254622488991" calcext:value-type="float">
            <text:p>83.6254622488991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22.12911" calcext:value-type="float">
            <text:p>122.12911</text:p>
          </table:table-cell>
          <table:table-cell office:value-type="float" office:value="1" calcext:value-type="float">
            <text:p>1</text:p>
          </table:table-cell>
          <table:table-cell office:value-type="float" office:value="0.546901621419549" calcext:value-type="float">
            <text:p>0.54690162141954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22.12913" calcext:value-type="float">
            <text:p>122.129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2.12915" calcext:value-type="float">
            <text:p>122.129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22.12917" calcext:value-type="float">
            <text:p>122.129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22.12919" calcext:value-type="float">
            <text:p>122.129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22.12921" calcext:value-type="float">
            <text:p>122.129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22.12924" calcext:value-type="float">
            <text:p>122.129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2.12927" calcext:value-type="float">
            <text:p>122.129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2.12929" calcext:value-type="float">
            <text:p>122.129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22.12931" calcext:value-type="float">
            <text:p>122.129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22.12933" calcext:value-type="float">
            <text:p>122.129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22.12935" calcext:value-type="float">
            <text:p>122.129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22.12938" calcext:value-type="float">
            <text:p>122.129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22.12942" calcext:value-type="float">
            <text:p>122.129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22.12947" calcext:value-type="float">
            <text:p>122.129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22.12953" calcext:value-type="float">
            <text:p>122.129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22.1296" calcext:value-type="float">
            <text:p>122.129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22.12969" calcext:value-type="float">
            <text:p>122.1296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22.12981" calcext:value-type="float">
            <text:p>122.1298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22.12996" calcext:value-type="float">
            <text:p>122.1299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22.13014" calcext:value-type="float">
            <text:p>122.130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22.13037" calcext:value-type="float">
            <text:p>122.1303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2.13066" calcext:value-type="float">
            <text:p>122.1306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22.13103" calcext:value-type="float">
            <text:p>122.1310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22.1315" calcext:value-type="float">
            <text:p>122.131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22.13208" calcext:value-type="float">
            <text:p>122.1320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22.13282" calcext:value-type="float">
            <text:p>122.1328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22.13375" calcext:value-type="float">
            <text:p>122.1337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22.13491" calcext:value-type="float">
            <text:p>122.1349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22.13638" calcext:value-type="float">
            <text:p>122.13638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22.13823" calcext:value-type="float">
            <text:p>122.1382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22.14056" calcext:value-type="float">
            <text:p>122.14056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22.14349" calcext:value-type="float">
            <text:p>122.14349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22.14718" calcext:value-type="float">
            <text:p>122.14718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22.15183" calcext:value-type="float">
            <text:p>122.15183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22.15768" calcext:value-type="float">
            <text:p>122.15768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22.16504" calcext:value-type="float">
            <text:p>122.16504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2.17431" calcext:value-type="float">
            <text:p>122.17431</text:p>
          </table:table-cell>
          <table:table-cell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22.18598" calcext:value-type="float">
            <text:p>122.18598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22.20067" calcext:value-type="float">
            <text:p>122.20067</text:p>
          </table:table-cell>
          <table:table-cell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22.21917" calcext:value-type="float">
            <text:p>122.21917</text:p>
          </table:table-cell>
          <table:table-cell office:value-type="float" office:value="0" calcext:value-type="float">
            <text:p>0</text:p>
          </table:table-cell>
          <table:table-cell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22.24246" calcext:value-type="float">
            <text:p>122.24246</text:p>
          </table:table-cell>
          <table:table-cell office:value-type="float" office:value="0" calcext:value-type="float">
            <text:p>0</text:p>
          </table:table-cell>
          <table:table-cell office:value-type="float" office:value="1298" calcext:value-type="float">
            <text:p>129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22.27177" calcext:value-type="float">
            <text:p>122.27177</text:p>
          </table:table-cell>
          <table:table-cell office:value-type="float" office:value="0" calcext:value-type="float">
            <text:p>0</text:p>
          </table:table-cell>
          <table:table-cell office:value-type="float" office:value="1633" calcext:value-type="float">
            <text:p>163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22.30867" calcext:value-type="float">
            <text:p>122.30867</text:p>
          </table:table-cell>
          <table:table-cell office:value-type="float" office:value="0" calcext:value-type="float">
            <text:p>0</text:p>
          </table:table-cell>
          <table:table-cell office:value-type="float" office:value="2057" calcext:value-type="float">
            <text:p>205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22.35513" calcext:value-type="float">
            <text:p>122.35513</text:p>
          </table:table-cell>
          <table:table-cell office:value-type="float" office:value="0" calcext:value-type="float">
            <text:p>0</text:p>
          </table:table-cell>
          <table:table-cell office:value-type="float" office:value="2589" calcext:value-type="float">
            <text:p>258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22.41362" calcext:value-type="float">
            <text:p>122.41362</text:p>
          </table:table-cell>
          <table:table-cell office:value-type="float" office:value="0" calcext:value-type="float">
            <text:p>0</text:p>
          </table:table-cell>
          <table:table-cell office:value-type="float" office:value="3260" calcext:value-type="float">
            <text:p>32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22.48726" calcext:value-type="float">
            <text:p>122.48726</text:p>
          </table:table-cell>
          <table:table-cell office:value-type="float" office:value="0" calcext:value-type="float">
            <text:p>0</text:p>
          </table:table-cell>
          <table:table-cell office:value-type="float" office:value="4104" calcext:value-type="float">
            <text:p>410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22.57996" calcext:value-type="float">
            <text:p>122.57996</text:p>
          </table:table-cell>
          <table:table-cell office:value-type="float" office:value="0" calcext:value-type="float">
            <text:p>0</text:p>
          </table:table-cell>
          <table:table-cell office:value-type="float" office:value="5166" calcext:value-type="float">
            <text:p>516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22.69666" calcext:value-type="float">
            <text:p>122.69666</text:p>
          </table:table-cell>
          <table:table-cell office:value-type="float" office:value="0" calcext:value-type="float">
            <text:p>0</text:p>
          </table:table-cell>
          <table:table-cell office:value-type="float" office:value="6504" calcext:value-type="float">
            <text:p>650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22.84358" calcext:value-type="float">
            <text:p>122.84358</text:p>
          </table:table-cell>
          <table:table-cell office:value-type="float" office:value="0" calcext:value-type="float">
            <text:p>0</text:p>
          </table:table-cell>
          <table:table-cell office:value-type="float" office:value="8188" calcext:value-type="float">
            <text:p>81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23.02854" calcext:value-type="float">
            <text:p>123.02854</text:p>
          </table:table-cell>
          <table:table-cell office:value-type="float" office:value="0" calcext:value-type="float">
            <text:p>0</text:p>
          </table:table-cell>
          <table:table-cell office:value-type="float" office:value="10308" calcext:value-type="float">
            <text:p>1030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23.26139" calcext:value-type="float">
            <text:p>123.26139</text:p>
          </table:table-cell>
          <table:table-cell office:value-type="float" office:value="0" calcext:value-type="float">
            <text:p>0</text:p>
          </table:table-cell>
          <table:table-cell office:value-type="float" office:value="12977" calcext:value-type="float">
            <text:p>1297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3.55453" calcext:value-type="float">
            <text:p>123.55453</text:p>
          </table:table-cell>
          <table:table-cell office:value-type="float" office:value="0" calcext:value-type="float">
            <text:p>0</text:p>
          </table:table-cell>
          <table:table-cell office:value-type="float" office:value="16337" calcext:value-type="float">
            <text:p>1633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23.92357" calcext:value-type="float">
            <text:p>123.92357</text:p>
          </table:table-cell>
          <table:table-cell office:value-type="float" office:value="0" calcext:value-type="float">
            <text:p>0</text:p>
          </table:table-cell>
          <table:table-cell office:value-type="float" office:value="20567" calcext:value-type="float">
            <text:p>2056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24.38817" calcext:value-type="float">
            <text:p>124.38817</text:p>
          </table:table-cell>
          <table:table-cell office:value-type="float" office:value="0" calcext:value-type="float">
            <text:p>0</text:p>
          </table:table-cell>
          <table:table-cell office:value-type="float" office:value="25893" calcext:value-type="float">
            <text:p>2589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24.95245" calcext:value-type="float">
            <text:p>124.95245</text:p>
          </table:table-cell>
          <table:table-cell office:value-type="float" office:value="0" calcext:value-type="float">
            <text:p>0</text:p>
          </table:table-cell>
          <table:table-cell office:value-type="float" office:value="30535" calcext:value-type="float">
            <text:p>305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53.7578" calcext:value-type="float">
            <text:p>153.7578</text:p>
          </table:table-cell>
          <table:table-cell office:value-type="float" office:value="0" calcext:value-type="float">
            <text:p>0</text:p>
          </table:table-cell>
          <table:table-cell office:value-type="float" office:value="2850000" calcext:value-type="float">
            <text:p>2850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82.2603" calcext:value-type="float">
            <text:p>182.260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82.2603" calcext:value-type="float">
            <text:p>182.2603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82.2653" calcext:value-type="float">
            <text:p>182.2653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12.2628" calcext:value-type="float">
            <text:p>212.2628</text:p>
          </table:table-cell>
          <table:table-cell office:value-type="float" office:value="0" calcext:value-type="float">
            <text:p>0</text:p>
          </table:table-cell>
          <table:table-cell office:value-type="float" office:value="2999500" calcext:value-type="float">
            <text:p>29995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42.26465" calcext:value-type="float">
            <text:p>242.2646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42.27835" calcext:value-type="float">
            <text:p>242.2783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42.29204" calcext:value-type="float">
            <text:p>242.29204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42.30573" calcext:value-type="float">
            <text:p>242.3057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42.31943" calcext:value-type="float">
            <text:p>242.3194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42.33313" calcext:value-type="float">
            <text:p>242.3331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42.34682" calcext:value-type="float">
            <text:p>242.34682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42.36051" calcext:value-type="float">
            <text:p>242.3605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42.37421" calcext:value-type="float">
            <text:p>242.3742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42.38791" calcext:value-type="float">
            <text:p>242.3879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42.40161" calcext:value-type="float">
            <text:p>242.4016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42.4153" calcext:value-type="float">
            <text:p>242.4153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42.42899" calcext:value-type="float">
            <text:p>242.428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42.44269" calcext:value-type="float">
            <text:p>242.4426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42.45639" calcext:value-type="float">
            <text:p>242.4563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42.47008" calcext:value-type="float">
            <text:p>242.47008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42.48377" calcext:value-type="float">
            <text:p>242.4837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42.49747" calcext:value-type="float">
            <text:p>242.4974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42.51117" calcext:value-type="float">
            <text:p>242.5111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42.52487" calcext:value-type="float">
            <text:p>242.5248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2.53856" calcext:value-type="float">
            <text:p>242.53856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42.55225" calcext:value-type="float">
            <text:p>242.5522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42.56595" calcext:value-type="float">
            <text:p>242.5659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42.57965" calcext:value-type="float">
            <text:p>242.5796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42.59335" calcext:value-type="float">
            <text:p>242.5933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42.60704" calcext:value-type="float">
            <text:p>242.60704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42.62073" calcext:value-type="float">
            <text:p>242.6207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42.634430000001" calcext:value-type="float">
            <text:p>242.63443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42.648130000001" calcext:value-type="float">
            <text:p>242.64813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42.661820000001" calcext:value-type="float">
            <text:p>242.661820000001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42.675510000001" calcext:value-type="float">
            <text:p>242.67551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42.689210000001" calcext:value-type="float">
            <text:p>242.68921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42.702910000001" calcext:value-type="float">
            <text:p>242.70291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42.716610000001" calcext:value-type="float">
            <text:p>242.71661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42.730300000001" calcext:value-type="float">
            <text:p>242.730300000001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42.743990000001" calcext:value-type="float">
            <text:p>242.74399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42.757690000001" calcext:value-type="float">
            <text:p>242.75769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42.771390000001" calcext:value-type="float">
            <text:p>242.77139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42.785080000001" calcext:value-type="float">
            <text:p>242.785080000001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42.798770000001" calcext:value-type="float">
            <text:p>242.79877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42.812470000001" calcext:value-type="float">
            <text:p>242.81247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42.826170000001" calcext:value-type="float">
            <text:p>242.82617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42.839870000001" calcext:value-type="float">
            <text:p>242.83987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42.853560000001" calcext:value-type="float">
            <text:p>242.853560000001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42.867250000001" calcext:value-type="float">
            <text:p>242.86725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42.880950000001" calcext:value-type="float">
            <text:p>242.88095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42.894650000001" calcext:value-type="float">
            <text:p>242.89465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42.908340000001" calcext:value-type="float">
            <text:p>242.908340000001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42.922030000001" calcext:value-type="float">
            <text:p>242.92203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42.935730000001" calcext:value-type="float">
            <text:p>242.93573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2.949430000001" calcext:value-type="float">
            <text:p>242.94943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42.963130000001" calcext:value-type="float">
            <text:p>242.96313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42.976820000001" calcext:value-type="float">
            <text:p>242.976820000001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42.990510000001" calcext:value-type="float">
            <text:p>242.99051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43.004210000001" calcext:value-type="float">
            <text:p>243.00421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43.017910000001" calcext:value-type="float">
            <text:p>243.01791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43.031610000001" calcext:value-type="float">
            <text:p>243.03161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43.045300000001" calcext:value-type="float">
            <text:p>243.045300000001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43.058990000001" calcext:value-type="float">
            <text:p>243.05899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43.072690000001" calcext:value-type="float">
            <text:p>243.07269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43.086390000001" calcext:value-type="float">
            <text:p>243.08639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43.100080000001" calcext:value-type="float">
            <text:p>243.100080000001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43.113770000001" calcext:value-type="float">
            <text:p>243.11377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43.127470000001" calcext:value-type="float">
            <text:p>243.12747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43.141170000001" calcext:value-type="float">
            <text:p>243.14117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43.154870000001" calcext:value-type="float">
            <text:p>243.15487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43.168560000001" calcext:value-type="float">
            <text:p>243.168560000001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43.182250000001" calcext:value-type="float">
            <text:p>243.18225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43.195950000001" calcext:value-type="float">
            <text:p>243.19595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43.209650000001" calcext:value-type="float">
            <text:p>243.20965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43.223340000001" calcext:value-type="float">
            <text:p>243.223340000001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43.237030000001" calcext:value-type="float">
            <text:p>243.23703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43.250730000001" calcext:value-type="float">
            <text:p>243.25073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43.257590000001" calcext:value-type="float">
            <text:p>243.25759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43.257610000001" calcext:value-type="float">
            <text:p>243.25761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43.257630000001" calcext:value-type="float">
            <text:p>243.25763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43.257650000001" calcext:value-type="float">
            <text:p>243.25765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43.257670000001" calcext:value-type="float">
            <text:p>243.25767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43.257690000001" calcext:value-type="float">
            <text:p>243.25769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43.257710000001" calcext:value-type="float">
            <text:p>243.25771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43.257730000001" calcext:value-type="float">
            <text:p>243.25773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43.257750000001" calcext:value-type="float">
            <text:p>243.25775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43.257770000001" calcext:value-type="float">
            <text:p>243.25777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43.257790000001" calcext:value-type="float">
            <text:p>243.25779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43.257810000001" calcext:value-type="float">
            <text:p>243.25781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43.257830000001" calcext:value-type="float">
            <text:p>243.257830000001</text:p>
          </table:table-cell>
          <table:table-cell office:value-type="float" office:value="0" calcext:value-type="float">
            <text:p>0</text:p>
          </table:table-cell>
          <table:table-cell office:value-type="float" office:value="0.115257097014114" calcext:value-type="float">
            <text:p>0.1152570970141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43.257830000001" calcext:value-type="float">
            <text:p>243.257830000001</text:p>
          </table:table-cell>
          <table:table-cell office:value-type="float" office:value="1" calcext:value-type="float">
            <text:p>1</text:p>
          </table:table-cell>
          <table:table-cell office:value-type="float" office:value="0.884742902985886" calcext:value-type="float">
            <text:p>0.884742902985886</text:p>
          </table:table-cell>
          <table:table-cell office:value-type="float" office:value="457.270692283372" calcext:value-type="float">
            <text:p>457.270692283372</text:p>
          </table:table-cell>
          <table:table-cell table:formula="of:=+[.$H$403]" office:value-type="float" office:value="431.025022247173" calcext:value-type="float">
            <text:p>431.025022247173</text:p>
          </table:table-cell>
          <table:table-cell table:formula="of:=+[.E402]*[.D402]" office:value-type="float" office:value="404.566999741156" calcext:value-type="float">
            <text:p>404.566999741156</text:p>
          </table:table-cell>
          <table:table-cell table:formula="of:=SUM([.G402:.G411])" office:value-type="float" office:value="4310.25022247173" calcext:value-type="float">
            <text:p>4310.2502224717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43.257850000001" calcext:value-type="float">
            <text:p>243.25785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7.270692283372" calcext:value-type="float">
            <text:p>457.270692283372</text:p>
          </table:table-cell>
          <table:table-cell table:formula="of:=+[.$H$403]" office:value-type="float" office:value="431.025022247173" calcext:value-type="float">
            <text:p>431.025022247173</text:p>
          </table:table-cell>
          <table:table-cell table:formula="of:=+[.E403]" office:value-type="float" office:value="457.270692283372" calcext:value-type="float">
            <text:p>457.270692283372</text:p>
          </table:table-cell>
          <table:table-cell table:formula="of:=+[.H402]/10" office:value-type="float" office:value="431.025022247173" calcext:value-type="float">
            <text:p>431.02502224717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43.257870000001" calcext:value-type="float">
            <text:p>243.25787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7.270692283372" calcext:value-type="float">
            <text:p>457.270692283372</text:p>
          </table:table-cell>
          <table:table-cell table:formula="of:=+[.$H$403]" office:value-type="float" office:value="431.025022247173" calcext:value-type="float">
            <text:p>431.025022247173</text:p>
          </table:table-cell>
          <table:table-cell table:formula="of:=+[.E404]" office:value-type="float" office:value="457.270692283372" calcext:value-type="float">
            <text:p>457.270692283372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43.257890000001" calcext:value-type="float">
            <text:p>243.25789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7.270692283372" calcext:value-type="float">
            <text:p>457.270692283372</text:p>
          </table:table-cell>
          <table:table-cell table:formula="of:=+[.$H$403]" office:value-type="float" office:value="431.025022247173" calcext:value-type="float">
            <text:p>431.025022247173</text:p>
          </table:table-cell>
          <table:table-cell table:formula="of:=+[.E405]" office:value-type="float" office:value="457.270692283372" calcext:value-type="float">
            <text:p>457.270692283372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43.257910000001" calcext:value-type="float">
            <text:p>243.25791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7.270692283372" calcext:value-type="float">
            <text:p>457.270692283372</text:p>
          </table:table-cell>
          <table:table-cell table:formula="of:=+[.$H$403]" office:value-type="float" office:value="431.025022247173" calcext:value-type="float">
            <text:p>431.025022247173</text:p>
          </table:table-cell>
          <table:table-cell table:formula="of:=+[.E406]" office:value-type="float" office:value="457.270692283372" calcext:value-type="float">
            <text:p>457.270692283372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43.257930000001" calcext:value-type="float">
            <text:p>243.25793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7.270692283372" calcext:value-type="float">
            <text:p>457.270692283372</text:p>
          </table:table-cell>
          <table:table-cell table:formula="of:=+[.$H$403]" office:value-type="float" office:value="431.025022247173" calcext:value-type="float">
            <text:p>431.025022247173</text:p>
          </table:table-cell>
          <table:table-cell table:formula="of:=+[.E407]" office:value-type="float" office:value="457.270692283372" calcext:value-type="float">
            <text:p>457.270692283372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43.257950000001" calcext:value-type="float">
            <text:p>243.25795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7.270692283372" calcext:value-type="float">
            <text:p>457.270692283372</text:p>
          </table:table-cell>
          <table:table-cell table:formula="of:=+[.$H$403]" office:value-type="float" office:value="431.025022247173" calcext:value-type="float">
            <text:p>431.025022247173</text:p>
          </table:table-cell>
          <table:table-cell table:formula="of:=+[.E408]" office:value-type="float" office:value="457.270692283372" calcext:value-type="float">
            <text:p>457.270692283372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43.257970000001" calcext:value-type="float">
            <text:p>243.25797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7.270692283372" calcext:value-type="float">
            <text:p>457.270692283372</text:p>
          </table:table-cell>
          <table:table-cell table:formula="of:=+[.$H$403]" office:value-type="float" office:value="431.025022247173" calcext:value-type="float">
            <text:p>431.025022247173</text:p>
          </table:table-cell>
          <table:table-cell table:formula="of:=+[.E409]" office:value-type="float" office:value="457.270692283372" calcext:value-type="float">
            <text:p>457.270692283372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43.257990000001" calcext:value-type="float">
            <text:p>243.25799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7.270692283372" calcext:value-type="float">
            <text:p>457.270692283372</text:p>
          </table:table-cell>
          <table:table-cell table:formula="of:=+[.$H$403]" office:value-type="float" office:value="431.025022247173" calcext:value-type="float">
            <text:p>431.025022247173</text:p>
          </table:table-cell>
          <table:table-cell table:formula="of:=+[.E410]" office:value-type="float" office:value="457.270692283372" calcext:value-type="float">
            <text:p>457.270692283372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43.258010000001" calcext:value-type="float">
            <text:p>243.258010000001</text:p>
          </table:table-cell>
          <table:table-cell office:value-type="float" office:value="0" calcext:value-type="float">
            <text:p>0</text:p>
          </table:table-cell>
          <table:table-cell office:value-type="float" office:value="0.541293567771914" calcext:value-type="float">
            <text:p>0.541293567771914</text:p>
          </table:table-cell>
          <table:table-cell office:value-type="float" office:value="457.270692283372" calcext:value-type="float">
            <text:p>457.270692283372</text:p>
          </table:table-cell>
          <table:table-cell table:formula="of:=+[.$H$403]" office:value-type="float" office:value="431.025022247173" calcext:value-type="float">
            <text:p>431.025022247173</text:p>
          </table:table-cell>
          <table:table-cell table:formula="of:=+[.E411]*[.D411]" office:value-type="float" office:value="247.5176844636" calcext:value-type="float">
            <text:p>247.5176844636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43.258010000001" calcext:value-type="float">
            <text:p>243.258010000001</text:p>
          </table:table-cell>
          <table:table-cell office:value-type="float" office:value="1" calcext:value-type="float">
            <text:p>1</text:p>
          </table:table-cell>
          <table:table-cell office:value-type="float" office:value="0.458706432228086" calcext:value-type="float">
            <text:p>0.45870643222808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43.258030000001" calcext:value-type="float">
            <text:p>243.25803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43.258050000001" calcext:value-type="float">
            <text:p>243.25805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43.258070000001" calcext:value-type="float">
            <text:p>243.25807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43.258090000001" calcext:value-type="float">
            <text:p>243.25809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43.258110000001" calcext:value-type="float">
            <text:p>243.25811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43.258140000001" calcext:value-type="float">
            <text:p>243.2581400000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43.258170000001" calcext:value-type="float">
            <text:p>243.25817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43.258190000001" calcext:value-type="float">
            <text:p>243.25819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43.258210000001" calcext:value-type="float">
            <text:p>243.25821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43.258230000001" calcext:value-type="float">
            <text:p>243.25823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43.258250000001" calcext:value-type="float">
            <text:p>243.25825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43.258280000001" calcext:value-type="float">
            <text:p>243.2582800000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43.258320000001" calcext:value-type="float">
            <text:p>243.2583200000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43.258370000001" calcext:value-type="float">
            <text:p>243.258370000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43.258430000001" calcext:value-type="float">
            <text:p>243.258430000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43.258500000001" calcext:value-type="float">
            <text:p>243.25850000000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43.258590000001" calcext:value-type="float">
            <text:p>243.258590000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43.258710000001" calcext:value-type="float">
            <text:p>243.25871000000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43.258860000001" calcext:value-type="float">
            <text:p>243.25886000000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43.259040000001" calcext:value-type="float">
            <text:p>243.2590400000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43.259270000001" calcext:value-type="float">
            <text:p>243.25927000000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43.259560000001" calcext:value-type="float">
            <text:p>243.25956000000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43.259930000001" calcext:value-type="float">
            <text:p>243.25993000000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43.260400000001" calcext:value-type="float">
            <text:p>243.26040000000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43.260980000001" calcext:value-type="float">
            <text:p>243.26098000000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43.261720000001" calcext:value-type="float">
            <text:p>243.26172000000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43.262650000001" calcext:value-type="float">
            <text:p>243.26265000000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43.263810000001" calcext:value-type="float">
            <text:p>243.26381000000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43.265280000001" calcext:value-type="float">
            <text:p>243.265280000001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43.267130000001" calcext:value-type="float">
            <text:p>243.267130000001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43.269460000001" calcext:value-type="float">
            <text:p>243.269460000001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43.272390000001" calcext:value-type="float">
            <text:p>243.272390000001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43.276080000001" calcext:value-type="float">
            <text:p>243.276080000001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43.280730000001" calcext:value-type="float">
            <text:p>243.280730000001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43.286580000001" calcext:value-type="float">
            <text:p>243.286580000001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43.293940000001" calcext:value-type="float">
            <text:p>243.293940000001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43.303210000001" calcext:value-type="float">
            <text:p>243.303210000001</text:p>
          </table:table-cell>
          <table:table-cell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43.314880000001" calcext:value-type="float">
            <text:p>243.314880000001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43.329570000001" calcext:value-type="float">
            <text:p>243.329570000001</text:p>
          </table:table-cell>
          <table:table-cell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43.348070000001" calcext:value-type="float">
            <text:p>243.348070000001</text:p>
          </table:table-cell>
          <table:table-cell office:value-type="float" office:value="0" calcext:value-type="float">
            <text:p>0</text:p>
          </table:table-cell>
          <table:table-cell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43.371360000001" calcext:value-type="float">
            <text:p>243.371360000001</text:p>
          </table:table-cell>
          <table:table-cell office:value-type="float" office:value="0" calcext:value-type="float">
            <text:p>0</text:p>
          </table:table-cell>
          <table:table-cell office:value-type="float" office:value="1298" calcext:value-type="float">
            <text:p>129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43.400670000001" calcext:value-type="float">
            <text:p>243.400670000001</text:p>
          </table:table-cell>
          <table:table-cell office:value-type="float" office:value="0" calcext:value-type="float">
            <text:p>0</text:p>
          </table:table-cell>
          <table:table-cell office:value-type="float" office:value="1633" calcext:value-type="float">
            <text:p>163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43.437570000001" calcext:value-type="float">
            <text:p>243.437570000001</text:p>
          </table:table-cell>
          <table:table-cell office:value-type="float" office:value="0" calcext:value-type="float">
            <text:p>0</text:p>
          </table:table-cell>
          <table:table-cell office:value-type="float" office:value="2057" calcext:value-type="float">
            <text:p>205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43.484030000001" calcext:value-type="float">
            <text:p>243.484030000001</text:p>
          </table:table-cell>
          <table:table-cell office:value-type="float" office:value="0" calcext:value-type="float">
            <text:p>0</text:p>
          </table:table-cell>
          <table:table-cell office:value-type="float" office:value="2589" calcext:value-type="float">
            <text:p>258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43.542520000002" calcext:value-type="float">
            <text:p>243.542520000002</text:p>
          </table:table-cell>
          <table:table-cell office:value-type="float" office:value="0" calcext:value-type="float">
            <text:p>0</text:p>
          </table:table-cell>
          <table:table-cell office:value-type="float" office:value="3260" calcext:value-type="float">
            <text:p>32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43.616160000002" calcext:value-type="float">
            <text:p>243.616160000002</text:p>
          </table:table-cell>
          <table:table-cell office:value-type="float" office:value="0" calcext:value-type="float">
            <text:p>0</text:p>
          </table:table-cell>
          <table:table-cell office:value-type="float" office:value="4104" calcext:value-type="float">
            <text:p>410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43.708860000002" calcext:value-type="float">
            <text:p>243.708860000002</text:p>
          </table:table-cell>
          <table:table-cell office:value-type="float" office:value="0" calcext:value-type="float">
            <text:p>0</text:p>
          </table:table-cell>
          <table:table-cell office:value-type="float" office:value="5166" calcext:value-type="float">
            <text:p>516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43.825560000002" calcext:value-type="float">
            <text:p>243.825560000002</text:p>
          </table:table-cell>
          <table:table-cell office:value-type="float" office:value="0" calcext:value-type="float">
            <text:p>0</text:p>
          </table:table-cell>
          <table:table-cell office:value-type="float" office:value="6504" calcext:value-type="float">
            <text:p>650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43.972480000002" calcext:value-type="float">
            <text:p>243.972480000002</text:p>
          </table:table-cell>
          <table:table-cell office:value-type="float" office:value="0" calcext:value-type="float">
            <text:p>0</text:p>
          </table:table-cell>
          <table:table-cell office:value-type="float" office:value="8188" calcext:value-type="float">
            <text:p>81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44.157440000002" calcext:value-type="float">
            <text:p>244.157440000002</text:p>
          </table:table-cell>
          <table:table-cell office:value-type="float" office:value="0" calcext:value-type="float">
            <text:p>0</text:p>
          </table:table-cell>
          <table:table-cell office:value-type="float" office:value="10308" calcext:value-type="float">
            <text:p>1030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44.390290000002" calcext:value-type="float">
            <text:p>244.390290000002</text:p>
          </table:table-cell>
          <table:table-cell office:value-type="float" office:value="0" calcext:value-type="float">
            <text:p>0</text:p>
          </table:table-cell>
          <table:table-cell office:value-type="float" office:value="12977" calcext:value-type="float">
            <text:p>1297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44.683430000002" calcext:value-type="float">
            <text:p>244.683430000002</text:p>
          </table:table-cell>
          <table:table-cell office:value-type="float" office:value="0" calcext:value-type="float">
            <text:p>0</text:p>
          </table:table-cell>
          <table:table-cell office:value-type="float" office:value="16337" calcext:value-type="float">
            <text:p>1633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45.052470000002" calcext:value-type="float">
            <text:p>245.052470000002</text:p>
          </table:table-cell>
          <table:table-cell office:value-type="float" office:value="0" calcext:value-type="float">
            <text:p>0</text:p>
          </table:table-cell>
          <table:table-cell office:value-type="float" office:value="20567" calcext:value-type="float">
            <text:p>2056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45.517070000002" calcext:value-type="float">
            <text:p>245.517070000002</text:p>
          </table:table-cell>
          <table:table-cell office:value-type="float" office:value="0" calcext:value-type="float">
            <text:p>0</text:p>
          </table:table-cell>
          <table:table-cell office:value-type="float" office:value="25893" calcext:value-type="float">
            <text:p>2589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46.081350000002" calcext:value-type="float">
            <text:p>246.081350000002</text:p>
          </table:table-cell>
          <table:table-cell office:value-type="float" office:value="0" calcext:value-type="float">
            <text:p>0</text:p>
          </table:table-cell>
          <table:table-cell office:value-type="float" office:value="30535" calcext:value-type="float">
            <text:p>305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74.886700000001" calcext:value-type="float">
            <text:p>274.886700000001</text:p>
          </table:table-cell>
          <table:table-cell office:value-type="float" office:value="0" calcext:value-type="float">
            <text:p>0</text:p>
          </table:table-cell>
          <table:table-cell office:value-type="float" office:value="2850000" calcext:value-type="float">
            <text:p>2850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303.389200000001" calcext:value-type="float">
            <text:p>303.3892000000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303.389200000001" calcext:value-type="float">
            <text:p>303.389200000001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03.394200000001" calcext:value-type="float">
            <text:p>303.39420000000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33.391700000001" calcext:value-type="float">
            <text:p>333.391700000001</text:p>
          </table:table-cell>
          <table:table-cell office:value-type="float" office:value="0" calcext:value-type="float">
            <text:p>0</text:p>
          </table:table-cell>
          <table:table-cell office:value-type="float" office:value="2999500" calcext:value-type="float">
            <text:p>29995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363.393550000001" calcext:value-type="float">
            <text:p>363.39355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363.407250000001" calcext:value-type="float">
            <text:p>363.40725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363.420940000001" calcext:value-type="float">
            <text:p>363.420940000001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363.434630000001" calcext:value-type="float">
            <text:p>363.43463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363.448330000001" calcext:value-type="float">
            <text:p>363.44833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363.462030000001" calcext:value-type="float">
            <text:p>363.46203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363.475720000001" calcext:value-type="float">
            <text:p>363.475720000001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63.489410000001" calcext:value-type="float">
            <text:p>363.48941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63.503110000001" calcext:value-type="float">
            <text:p>363.50311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363.516810000001" calcext:value-type="float">
            <text:p>363.51681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363.530510000001" calcext:value-type="float">
            <text:p>363.53051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363.544200000001" calcext:value-type="float">
            <text:p>363.544200000001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363.557890000001" calcext:value-type="float">
            <text:p>363.55789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63.571590000001" calcext:value-type="float">
            <text:p>363.57159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363.585290000001" calcext:value-type="float">
            <text:p>363.58529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363.598980000001" calcext:value-type="float">
            <text:p>363.598980000001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363.612670000001" calcext:value-type="float">
            <text:p>363.61267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363.626370000001" calcext:value-type="float">
            <text:p>363.62637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63.640070000001" calcext:value-type="float">
            <text:p>363.64007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63.653770000001" calcext:value-type="float">
            <text:p>363.65377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363.667460000001" calcext:value-type="float">
            <text:p>363.667460000001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63.681150000001" calcext:value-type="float">
            <text:p>363.68115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363.694850000001" calcext:value-type="float">
            <text:p>363.69485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63.708550000001" calcext:value-type="float">
            <text:p>363.70855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363.722250000001" calcext:value-type="float">
            <text:p>363.72225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363.735940000001" calcext:value-type="float">
            <text:p>363.735940000001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363.749630000001" calcext:value-type="float">
            <text:p>363.74963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363.763330000001" calcext:value-type="float">
            <text:p>363.76333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63.777030000001" calcext:value-type="float">
            <text:p>363.77703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63.790720000001" calcext:value-type="float">
            <text:p>363.790720000001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63.804410000001" calcext:value-type="float">
            <text:p>363.80441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63.818110000001" calcext:value-type="float">
            <text:p>363.81811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63.831810000001" calcext:value-type="float">
            <text:p>363.83181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363.845510000001" calcext:value-type="float">
            <text:p>363.84551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363.859200000001" calcext:value-type="float">
            <text:p>363.859200000001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63.872890000001" calcext:value-type="float">
            <text:p>363.87289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363.886590000001" calcext:value-type="float">
            <text:p>363.88659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63.900290000001" calcext:value-type="float">
            <text:p>363.90029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63.913980000001" calcext:value-type="float">
            <text:p>363.913980000001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63.927670000001" calcext:value-type="float">
            <text:p>363.9276700000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63.94137" calcext:value-type="float">
            <text:p>363.9413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363.95507" calcext:value-type="float">
            <text:p>363.9550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363.96877" calcext:value-type="float">
            <text:p>363.9687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63.98246" calcext:value-type="float">
            <text:p>363.98246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363.99615" calcext:value-type="float">
            <text:p>363.9961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364.00985" calcext:value-type="float">
            <text:p>364.0098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364.02355" calcext:value-type="float">
            <text:p>364.0235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364.03724" calcext:value-type="float">
            <text:p>364.03724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64.05093" calcext:value-type="float">
            <text:p>364.0509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364.06463" calcext:value-type="float">
            <text:p>364.0646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64.07833" calcext:value-type="float">
            <text:p>364.0783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364.09203" calcext:value-type="float">
            <text:p>364.0920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364.10572" calcext:value-type="float">
            <text:p>364.10572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64.11941" calcext:value-type="float">
            <text:p>364.1194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64.13311" calcext:value-type="float">
            <text:p>364.1331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364.14681" calcext:value-type="float">
            <text:p>364.1468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364.16051" calcext:value-type="float">
            <text:p>364.1605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364.1742" calcext:value-type="float">
            <text:p>364.1742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64.18789" calcext:value-type="float">
            <text:p>364.1878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364.20159" calcext:value-type="float">
            <text:p>364.2015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364.21529" calcext:value-type="float">
            <text:p>364.2152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364.22898" calcext:value-type="float">
            <text:p>364.22898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364.24267" calcext:value-type="float">
            <text:p>364.2426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64.25637" calcext:value-type="float">
            <text:p>364.2563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364.27007" calcext:value-type="float">
            <text:p>364.2700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364.28377" calcext:value-type="float">
            <text:p>364.2837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364.29746" calcext:value-type="float">
            <text:p>364.29746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364.31115" calcext:value-type="float">
            <text:p>364.3111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364.32485" calcext:value-type="float">
            <text:p>364.3248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364.33855" calcext:value-type="float">
            <text:p>364.3385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364.35224" calcext:value-type="float">
            <text:p>364.35224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364.36593" calcext:value-type="float">
            <text:p>364.3659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364.37963" calcext:value-type="float">
            <text:p>364.3796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364.38649" calcext:value-type="float">
            <text:p>364.386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364.38651" calcext:value-type="float">
            <text:p>364.386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64.38653" calcext:value-type="float">
            <text:p>364.386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364.38655" calcext:value-type="float">
            <text:p>364.386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364.38657" calcext:value-type="float">
            <text:p>364.386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64.38659" calcext:value-type="float">
            <text:p>364.386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364.38661" calcext:value-type="float">
            <text:p>364.386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364.38663" calcext:value-type="float">
            <text:p>364.386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364.38665" calcext:value-type="float">
            <text:p>364.386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364.38667" calcext:value-type="float">
            <text:p>364.38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364.38669" calcext:value-type="float">
            <text:p>364.386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364.38671" calcext:value-type="float">
            <text:p>364.386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364.38673" calcext:value-type="float">
            <text:p>364.38673</text:p>
          </table:table-cell>
          <table:table-cell office:value-type="float" office:value="0" calcext:value-type="float">
            <text:p>0</text:p>
          </table:table-cell>
          <table:table-cell office:value-type="float" office:value="0.105496263866469" calcext:value-type="float">
            <text:p>0.10549626386646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364.38673" calcext:value-type="float">
            <text:p>364.38673</text:p>
          </table:table-cell>
          <table:table-cell office:value-type="float" office:value="1" calcext:value-type="float">
            <text:p>1</text:p>
          </table:table-cell>
          <table:table-cell office:value-type="float" office:value="0.894503736133531" calcext:value-type="float">
            <text:p>0.894503736133531</text:p>
          </table:table-cell>
          <table:table-cell office:value-type="float" office:value="919.394684167733" calcext:value-type="float">
            <text:p>919.394684167733</text:p>
          </table:table-cell>
          <table:table-cell table:formula="of:=+[.$H$560]" office:value-type="float" office:value="854.956465865612" calcext:value-type="float">
            <text:p>854.956465865612</text:p>
          </table:table-cell>
          <table:table-cell table:formula="of:=+[.E559]*[.D559]" office:value-type="float" office:value="822.401979969345" calcext:value-type="float">
            <text:p>822.401979969345</text:p>
          </table:table-cell>
          <table:table-cell table:formula="of:=SUM([.G559:.G568])" office:value-type="float" office:value="8549.56465865612" calcext:value-type="float">
            <text:p>8549.56465865612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364.38675" calcext:value-type="float">
            <text:p>364.386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9.394684167733" calcext:value-type="float">
            <text:p>919.394684167733</text:p>
          </table:table-cell>
          <table:table-cell table:formula="of:=+[.$H$560]" office:value-type="float" office:value="854.956465865612" calcext:value-type="float">
            <text:p>854.956465865612</text:p>
          </table:table-cell>
          <table:table-cell table:formula="of:=+[.E560]" office:value-type="float" office:value="919.394684167733" calcext:value-type="float">
            <text:p>919.394684167733</text:p>
          </table:table-cell>
          <table:table-cell table:formula="of:=+[.H559]/10" office:value-type="float" office:value="854.956465865612" calcext:value-type="float">
            <text:p>854.956465865612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364.38677" calcext:value-type="float">
            <text:p>364.386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9.394684167733" calcext:value-type="float">
            <text:p>919.394684167733</text:p>
          </table:table-cell>
          <table:table-cell table:formula="of:=+[.$H$560]" office:value-type="float" office:value="854.956465865612" calcext:value-type="float">
            <text:p>854.956465865612</text:p>
          </table:table-cell>
          <table:table-cell table:formula="of:=+[.E561]" office:value-type="float" office:value="919.394684167733" calcext:value-type="float">
            <text:p>919.394684167733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64.38679" calcext:value-type="float">
            <text:p>364.386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9.394684167733" calcext:value-type="float">
            <text:p>919.394684167733</text:p>
          </table:table-cell>
          <table:table-cell table:formula="of:=+[.$H$560]" office:value-type="float" office:value="854.956465865612" calcext:value-type="float">
            <text:p>854.956465865612</text:p>
          </table:table-cell>
          <table:table-cell table:formula="of:=+[.E562]" office:value-type="float" office:value="919.394684167733" calcext:value-type="float">
            <text:p>919.394684167733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364.38681" calcext:value-type="float">
            <text:p>364.386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9.394684167733" calcext:value-type="float">
            <text:p>919.394684167733</text:p>
          </table:table-cell>
          <table:table-cell table:formula="of:=+[.$H$560]" office:value-type="float" office:value="854.956465865612" calcext:value-type="float">
            <text:p>854.956465865612</text:p>
          </table:table-cell>
          <table:table-cell table:formula="of:=+[.E563]" office:value-type="float" office:value="919.394684167733" calcext:value-type="float">
            <text:p>919.394684167733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364.38683" calcext:value-type="float">
            <text:p>364.386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9.394684167733" calcext:value-type="float">
            <text:p>919.394684167733</text:p>
          </table:table-cell>
          <table:table-cell table:formula="of:=+[.$H$560]" office:value-type="float" office:value="854.956465865612" calcext:value-type="float">
            <text:p>854.956465865612</text:p>
          </table:table-cell>
          <table:table-cell table:formula="of:=+[.E564]" office:value-type="float" office:value="919.394684167733" calcext:value-type="float">
            <text:p>919.394684167733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364.38685" calcext:value-type="float">
            <text:p>364.386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9.394684167733" calcext:value-type="float">
            <text:p>919.394684167733</text:p>
          </table:table-cell>
          <table:table-cell table:formula="of:=+[.$H$560]" office:value-type="float" office:value="854.956465865612" calcext:value-type="float">
            <text:p>854.956465865612</text:p>
          </table:table-cell>
          <table:table-cell table:formula="of:=+[.E565]" office:value-type="float" office:value="919.394684167733" calcext:value-type="float">
            <text:p>919.394684167733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364.38687" calcext:value-type="float">
            <text:p>364.386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9.394684167733" calcext:value-type="float">
            <text:p>919.394684167733</text:p>
          </table:table-cell>
          <table:table-cell table:formula="of:=+[.$H$560]" office:value-type="float" office:value="854.956465865612" calcext:value-type="float">
            <text:p>854.956465865612</text:p>
          </table:table-cell>
          <table:table-cell table:formula="of:=+[.E566]" office:value-type="float" office:value="919.394684167733" calcext:value-type="float">
            <text:p>919.394684167733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364.38689" calcext:value-type="float">
            <text:p>364.386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9.394684167733" calcext:value-type="float">
            <text:p>919.394684167733</text:p>
          </table:table-cell>
          <table:table-cell table:formula="of:=+[.$H$560]" office:value-type="float" office:value="854.956465865612" calcext:value-type="float">
            <text:p>854.956465865612</text:p>
          </table:table-cell>
          <table:table-cell table:formula="of:=+[.E567]" office:value-type="float" office:value="919.394684167733" calcext:value-type="float">
            <text:p>919.394684167733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364.38691" calcext:value-type="float">
            <text:p>364.38691</text:p>
          </table:table-cell>
          <table:table-cell office:value-type="float" office:value="0" calcext:value-type="float">
            <text:p>0</text:p>
          </table:table-cell>
          <table:table-cell office:value-type="float" office:value="0.404619704410914" calcext:value-type="float">
            <text:p>0.404619704410914</text:p>
          </table:table-cell>
          <table:table-cell office:value-type="float" office:value="919.394684167733" calcext:value-type="float">
            <text:p>919.394684167733</text:p>
          </table:table-cell>
          <table:table-cell table:formula="of:=+[.$H$560]" office:value-type="float" office:value="854.956465865612" calcext:value-type="float">
            <text:p>854.956465865612</text:p>
          </table:table-cell>
          <table:table-cell table:formula="of:=+[.E568]*[.D568]" office:value-type="float" office:value="372.005205344914" calcext:value-type="float">
            <text:p>372.005205344914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364.38691" calcext:value-type="float">
            <text:p>364.38691</text:p>
          </table:table-cell>
          <table:table-cell office:value-type="float" office:value="1" calcext:value-type="float">
            <text:p>1</text:p>
          </table:table-cell>
          <table:table-cell office:value-type="float" office:value="0.595380295589086" calcext:value-type="float">
            <text:p>0.59538029558908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364.38693" calcext:value-type="float">
            <text:p>364.386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364.38695" calcext:value-type="float">
            <text:p>364.386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364.38697" calcext:value-type="float">
            <text:p>364.386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64.38699" calcext:value-type="float">
            <text:p>364.386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364.38701" calcext:value-type="float">
            <text:p>364.387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364.38704" calcext:value-type="float">
            <text:p>364.387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364.38707" calcext:value-type="float">
            <text:p>364.387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364.38709" calcext:value-type="float">
            <text:p>364.387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364.38711" calcext:value-type="float">
            <text:p>364.387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364.38713" calcext:value-type="float">
            <text:p>364.387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364.38715" calcext:value-type="float">
            <text:p>364.387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364.38718" calcext:value-type="float">
            <text:p>364.387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364.38722" calcext:value-type="float">
            <text:p>364.387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364.38727" calcext:value-type="float">
            <text:p>364.387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364.38733" calcext:value-type="float">
            <text:p>364.387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364.3874" calcext:value-type="float">
            <text:p>364.387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364.38749" calcext:value-type="float">
            <text:p>364.3874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364.38761" calcext:value-type="float">
            <text:p>364.3876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364.38776" calcext:value-type="float">
            <text:p>364.3877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364.38794" calcext:value-type="float">
            <text:p>364.3879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364.38817" calcext:value-type="float">
            <text:p>364.3881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364.38846" calcext:value-type="float">
            <text:p>364.3884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364.38883" calcext:value-type="float">
            <text:p>364.3888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64.3893" calcext:value-type="float">
            <text:p>364.389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364.38988" calcext:value-type="float">
            <text:p>364.3898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364.39062" calcext:value-type="float">
            <text:p>364.3906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364.39155" calcext:value-type="float">
            <text:p>364.3915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364.39271" calcext:value-type="float">
            <text:p>364.3927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64.39418" calcext:value-type="float">
            <text:p>364.39418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364.396030000001" calcext:value-type="float">
            <text:p>364.396030000001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364.398360000001" calcext:value-type="float">
            <text:p>364.398360000001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364.401290000001" calcext:value-type="float">
            <text:p>364.401290000001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364.404980000001" calcext:value-type="float">
            <text:p>364.404980000001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364.409630000001" calcext:value-type="float">
            <text:p>364.409630000001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364.415480000001" calcext:value-type="float">
            <text:p>364.415480000001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364.422840000001" calcext:value-type="float">
            <text:p>364.422840000001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364.432110000001" calcext:value-type="float">
            <text:p>364.432110000001</text:p>
          </table:table-cell>
          <table:table-cell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364.443780000001" calcext:value-type="float">
            <text:p>364.443780000001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364.458470000001" calcext:value-type="float">
            <text:p>364.458470000001</text:p>
          </table:table-cell>
          <table:table-cell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364.476970000001" calcext:value-type="float">
            <text:p>364.476970000001</text:p>
          </table:table-cell>
          <table:table-cell office:value-type="float" office:value="0" calcext:value-type="float">
            <text:p>0</text:p>
          </table:table-cell>
          <table:table-cell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364.500260000001" calcext:value-type="float">
            <text:p>364.500260000001</text:p>
          </table:table-cell>
          <table:table-cell office:value-type="float" office:value="0" calcext:value-type="float">
            <text:p>0</text:p>
          </table:table-cell>
          <table:table-cell office:value-type="float" office:value="1298" calcext:value-type="float">
            <text:p>129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364.529570000001" calcext:value-type="float">
            <text:p>364.529570000001</text:p>
          </table:table-cell>
          <table:table-cell office:value-type="float" office:value="0" calcext:value-type="float">
            <text:p>0</text:p>
          </table:table-cell>
          <table:table-cell office:value-type="float" office:value="1633" calcext:value-type="float">
            <text:p>163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364.566470000001" calcext:value-type="float">
            <text:p>364.566470000001</text:p>
          </table:table-cell>
          <table:table-cell office:value-type="float" office:value="0" calcext:value-type="float">
            <text:p>0</text:p>
          </table:table-cell>
          <table:table-cell office:value-type="float" office:value="2057" calcext:value-type="float">
            <text:p>205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64.612930000001" calcext:value-type="float">
            <text:p>364.612930000001</text:p>
          </table:table-cell>
          <table:table-cell office:value-type="float" office:value="0" calcext:value-type="float">
            <text:p>0</text:p>
          </table:table-cell>
          <table:table-cell office:value-type="float" office:value="2589" calcext:value-type="float">
            <text:p>258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364.671420000001" calcext:value-type="float">
            <text:p>364.671420000001</text:p>
          </table:table-cell>
          <table:table-cell office:value-type="float" office:value="0" calcext:value-type="float">
            <text:p>0</text:p>
          </table:table-cell>
          <table:table-cell office:value-type="float" office:value="3260" calcext:value-type="float">
            <text:p>32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364.74506" calcext:value-type="float">
            <text:p>364.74506</text:p>
          </table:table-cell>
          <table:table-cell office:value-type="float" office:value="0" calcext:value-type="float">
            <text:p>0</text:p>
          </table:table-cell>
          <table:table-cell office:value-type="float" office:value="4104" calcext:value-type="float">
            <text:p>410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364.83776" calcext:value-type="float">
            <text:p>364.83776</text:p>
          </table:table-cell>
          <table:table-cell office:value-type="float" office:value="0" calcext:value-type="float">
            <text:p>0</text:p>
          </table:table-cell>
          <table:table-cell office:value-type="float" office:value="5166" calcext:value-type="float">
            <text:p>516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364.95446" calcext:value-type="float">
            <text:p>364.95446</text:p>
          </table:table-cell>
          <table:table-cell office:value-type="float" office:value="0" calcext:value-type="float">
            <text:p>0</text:p>
          </table:table-cell>
          <table:table-cell office:value-type="float" office:value="6504" calcext:value-type="float">
            <text:p>650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365.10138" calcext:value-type="float">
            <text:p>365.10138</text:p>
          </table:table-cell>
          <table:table-cell office:value-type="float" office:value="0" calcext:value-type="float">
            <text:p>0</text:p>
          </table:table-cell>
          <table:table-cell office:value-type="float" office:value="8188" calcext:value-type="float">
            <text:p>81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365.28634" calcext:value-type="float">
            <text:p>365.28634</text:p>
          </table:table-cell>
          <table:table-cell office:value-type="float" office:value="0" calcext:value-type="float">
            <text:p>0</text:p>
          </table:table-cell>
          <table:table-cell office:value-type="float" office:value="10308" calcext:value-type="float">
            <text:p>1030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365.51919" calcext:value-type="float">
            <text:p>365.51919</text:p>
          </table:table-cell>
          <table:table-cell office:value-type="float" office:value="0" calcext:value-type="float">
            <text:p>0</text:p>
          </table:table-cell>
          <table:table-cell office:value-type="float" office:value="12977" calcext:value-type="float">
            <text:p>1297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65.81233" calcext:value-type="float">
            <text:p>365.81233</text:p>
          </table:table-cell>
          <table:table-cell office:value-type="float" office:value="0" calcext:value-type="float">
            <text:p>0</text:p>
          </table:table-cell>
          <table:table-cell office:value-type="float" office:value="16337" calcext:value-type="float">
            <text:p>1633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366.18137" calcext:value-type="float">
            <text:p>366.18137</text:p>
          </table:table-cell>
          <table:table-cell office:value-type="float" office:value="0" calcext:value-type="float">
            <text:p>0</text:p>
          </table:table-cell>
          <table:table-cell office:value-type="float" office:value="20567" calcext:value-type="float">
            <text:p>2056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366.64597" calcext:value-type="float">
            <text:p>366.64597</text:p>
          </table:table-cell>
          <table:table-cell office:value-type="float" office:value="0" calcext:value-type="float">
            <text:p>0</text:p>
          </table:table-cell>
          <table:table-cell office:value-type="float" office:value="25893" calcext:value-type="float">
            <text:p>2589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367.21025" calcext:value-type="float">
            <text:p>367.21025</text:p>
          </table:table-cell>
          <table:table-cell office:value-type="float" office:value="0" calcext:value-type="float">
            <text:p>0</text:p>
          </table:table-cell>
          <table:table-cell office:value-type="float" office:value="30535" calcext:value-type="float">
            <text:p>305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96.0156" calcext:value-type="float">
            <text:p>396.0156</text:p>
          </table:table-cell>
          <table:table-cell office:value-type="float" office:value="0" calcext:value-type="float">
            <text:p>0</text:p>
          </table:table-cell>
          <table:table-cell office:value-type="float" office:value="2850000" calcext:value-type="float">
            <text:p>2850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424.5181" calcext:value-type="float">
            <text:p>424.518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424.5181" calcext:value-type="float">
            <text:p>424.5181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424.5231" calcext:value-type="float">
            <text:p>424.523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454.5206" calcext:value-type="float">
            <text:p>454.5206</text:p>
          </table:table-cell>
          <table:table-cell office:value-type="float" office:value="0" calcext:value-type="float">
            <text:p>0</text:p>
          </table:table-cell>
          <table:table-cell office:value-type="float" office:value="2999500" calcext:value-type="float">
            <text:p>29995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484.52245" calcext:value-type="float">
            <text:p>484.5224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484.53615" calcext:value-type="float">
            <text:p>484.5361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484.54984" calcext:value-type="float">
            <text:p>484.54984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484.56353" calcext:value-type="float">
            <text:p>484.5635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484.57723" calcext:value-type="float">
            <text:p>484.5772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84.59093" calcext:value-type="float">
            <text:p>484.5909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484.60462" calcext:value-type="float">
            <text:p>484.60462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484.61831" calcext:value-type="float">
            <text:p>484.6183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484.63201" calcext:value-type="float">
            <text:p>484.632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484.64571" calcext:value-type="float">
            <text:p>484.6457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484.65941" calcext:value-type="float">
            <text:p>484.6594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484.6731" calcext:value-type="float">
            <text:p>484.6731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484.68679" calcext:value-type="float">
            <text:p>484.6867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484.70049" calcext:value-type="float">
            <text:p>484.7004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484.71419" calcext:value-type="float">
            <text:p>484.7141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484.72788" calcext:value-type="float">
            <text:p>484.72788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484.74157" calcext:value-type="float">
            <text:p>484.7415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484.75527" calcext:value-type="float">
            <text:p>484.7552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484.76897" calcext:value-type="float">
            <text:p>484.7689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484.78267" calcext:value-type="float">
            <text:p>484.7826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484.79636" calcext:value-type="float">
            <text:p>484.79636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484.81005" calcext:value-type="float">
            <text:p>484.8100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484.82375" calcext:value-type="float">
            <text:p>484.8237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484.83745" calcext:value-type="float">
            <text:p>484.8374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84.85115" calcext:value-type="float">
            <text:p>484.8511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484.86484" calcext:value-type="float">
            <text:p>484.86484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484.87853" calcext:value-type="float">
            <text:p>484.8785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484.89223" calcext:value-type="float">
            <text:p>484.8922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484.90593" calcext:value-type="float">
            <text:p>484.9059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484.91962" calcext:value-type="float">
            <text:p>484.91962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484.93331" calcext:value-type="float">
            <text:p>484.9333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484.94701" calcext:value-type="float">
            <text:p>484.9470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484.96071" calcext:value-type="float">
            <text:p>484.96071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484.974409999999" calcext:value-type="float">
            <text:p>484.97440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84.988099999999" calcext:value-type="float">
            <text:p>484.988099999999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485.001789999999" calcext:value-type="float">
            <text:p>485.00178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85.015489999999" calcext:value-type="float">
            <text:p>485.01548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485.029189999999" calcext:value-type="float">
            <text:p>485.02918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485.042879999999" calcext:value-type="float">
            <text:p>485.042879999999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485.056569999999" calcext:value-type="float">
            <text:p>485.05656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85.070269999999" calcext:value-type="float">
            <text:p>485.07026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485.083969999999" calcext:value-type="float">
            <text:p>485.08396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485.097669999999" calcext:value-type="float">
            <text:p>485.09766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485.111359999999" calcext:value-type="float">
            <text:p>485.111359999999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485.125049999999" calcext:value-type="float">
            <text:p>485.12504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485.138749999999" calcext:value-type="float">
            <text:p>485.13874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485.152449999999" calcext:value-type="float">
            <text:p>485.15244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485.166139999999" calcext:value-type="float">
            <text:p>485.166139999999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485.179829999999" calcext:value-type="float">
            <text:p>485.17982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485.193529999999" calcext:value-type="float">
            <text:p>485.19352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485.207229999999" calcext:value-type="float">
            <text:p>485.20722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485.220929999999" calcext:value-type="float">
            <text:p>485.22092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485.234619999999" calcext:value-type="float">
            <text:p>485.234619999999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85.248309999999" calcext:value-type="float">
            <text:p>485.24830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485.262009999999" calcext:value-type="float">
            <text:p>485.26200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485.275709999999" calcext:value-type="float">
            <text:p>485.27570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485.289409999999" calcext:value-type="float">
            <text:p>485.28940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485.303099999999" calcext:value-type="float">
            <text:p>485.303099999999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485.316789999999" calcext:value-type="float">
            <text:p>485.31678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485.330489999999" calcext:value-type="float">
            <text:p>485.33048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485.344189999999" calcext:value-type="float">
            <text:p>485.34418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485.357879999999" calcext:value-type="float">
            <text:p>485.357879999999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485.371569999999" calcext:value-type="float">
            <text:p>485.37156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485.385269999999" calcext:value-type="float">
            <text:p>485.38526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85.398969999999" calcext:value-type="float">
            <text:p>485.39896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485.412669999999" calcext:value-type="float">
            <text:p>485.41266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485.426359999999" calcext:value-type="float">
            <text:p>485.426359999999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485.440049999999" calcext:value-type="float">
            <text:p>485.44004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485.453749999999" calcext:value-type="float">
            <text:p>485.45374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485.467449999999" calcext:value-type="float">
            <text:p>485.46744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485.481139999999" calcext:value-type="float">
            <text:p>485.481139999999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485.494829999999" calcext:value-type="float">
            <text:p>485.49482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485.508529999999" calcext:value-type="float">
            <text:p>485.50852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485.515389999999" calcext:value-type="float">
            <text:p>485.5153899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485.515409999999" calcext:value-type="float">
            <text:p>485.5154099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485.515429999999" calcext:value-type="float">
            <text:p>485.5154299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485.515449999999" calcext:value-type="float">
            <text:p>485.5154499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485.515469999999" calcext:value-type="float">
            <text:p>485.5154699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485.515489999999" calcext:value-type="float">
            <text:p>485.5154899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485.515509999999" calcext:value-type="float">
            <text:p>485.5155099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485.515529999999" calcext:value-type="float">
            <text:p>485.5155299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485.515549999999" calcext:value-type="float">
            <text:p>485.5155499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485.515569999999" calcext:value-type="float">
            <text:p>485.5155699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485.515589999999" calcext:value-type="float">
            <text:p>485.5155899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85.515609999999" calcext:value-type="float">
            <text:p>485.5156099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485.515629999999" calcext:value-type="float">
            <text:p>485.515629999999</text:p>
          </table:table-cell>
          <table:table-cell office:value-type="float" office:value="0" calcext:value-type="float">
            <text:p>0</text:p>
          </table:table-cell>
          <table:table-cell office:value-type="float" office:value="0.104826740997384" calcext:value-type="float">
            <text:p>0.1048267409973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485.515629999999" calcext:value-type="float">
            <text:p>485.515629999999</text:p>
          </table:table-cell>
          <table:table-cell office:value-type="float" office:value="1" calcext:value-type="float">
            <text:p>1</text:p>
          </table:table-cell>
          <table:table-cell office:value-type="float" office:value="0.895173259002616" calcext:value-type="float">
            <text:p>0.895173259002616</text:p>
          </table:table-cell>
          <table:table-cell office:value-type="float" office:value="1837.99717819049" calcext:value-type="float">
            <text:p>1837.99717819049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485.515649999999" calcext:value-type="float">
            <text:p>485.5156499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37.99717819049" calcext:value-type="float">
            <text:p>1837.99717819049</text:p>
          </table:table-cell>
          <table:table-cell table:number-columns-repeated="3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485.515669999999" calcext:value-type="float">
            <text:p>485.5156699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37.99717819049" calcext:value-type="float">
            <text:p>1837.99717819049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485.515689999999" calcext:value-type="float">
            <text:p>485.5156899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37.99717819049" calcext:value-type="float">
            <text:p>1837.99717819049</text:p>
          </table:table-cell>
          <table:table-cell table:number-columns-repeated="3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485.515709999999" calcext:value-type="float">
            <text:p>485.5157099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37.99717819049" calcext:value-type="float">
            <text:p>1837.99717819049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485.515729999999" calcext:value-type="float">
            <text:p>485.5157299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37.99717819049" calcext:value-type="float">
            <text:p>1837.99717819049</text:p>
          </table:table-cell>
          <table:table-cell table:number-columns-repeated="3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485.515749999999" calcext:value-type="float">
            <text:p>485.5157499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37.99717819049" calcext:value-type="float">
            <text:p>1837.99717819049</text:p>
          </table:table-cell>
          <table:table-cell table:number-columns-repeated="3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485.515769999999" calcext:value-type="float">
            <text:p>485.5157699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37.99717819049" calcext:value-type="float">
            <text:p>1837.99717819049</text:p>
          </table:table-cell>
          <table:table-cell table:number-columns-repeated="3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485.515789999999" calcext:value-type="float">
            <text:p>485.5157899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37.99717819049" calcext:value-type="float">
            <text:p>1837.99717819049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485.515809999999" calcext:value-type="float">
            <text:p>485.515809999999</text:p>
          </table:table-cell>
          <table:table-cell office:value-type="float" office:value="0" calcext:value-type="float">
            <text:p>0</text:p>
          </table:table-cell>
          <table:table-cell office:value-type="float" office:value="0.408972460667904" calcext:value-type="float">
            <text:p>0.408972460667904</text:p>
          </table:table-cell>
          <table:table-cell office:value-type="float" office:value="1837.99717819049" calcext:value-type="float">
            <text:p>1837.99717819049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485.515809999999" calcext:value-type="float">
            <text:p>485.515809999999</text:p>
          </table:table-cell>
          <table:table-cell office:value-type="float" office:value="1" calcext:value-type="float">
            <text:p>1</text:p>
          </table:table-cell>
          <table:table-cell office:value-type="float" office:value="0.591027539332096" calcext:value-type="float">
            <text:p>0.59102753933209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485.515829999999" calcext:value-type="float">
            <text:p>485.5158299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485.515849999999" calcext:value-type="float">
            <text:p>485.5158499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485.515869999999" calcext:value-type="float">
            <text:p>485.5158699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485.515889999999" calcext:value-type="float">
            <text:p>485.5158899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485.515909999999" calcext:value-type="float">
            <text:p>485.5159099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485.515939999999" calcext:value-type="float">
            <text:p>485.5159399999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485.515969999999" calcext:value-type="float">
            <text:p>485.5159699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485.515989999999" calcext:value-type="float">
            <text:p>485.5159899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485.516009999999" calcext:value-type="float">
            <text:p>485.5160099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85.516029999999" calcext:value-type="float">
            <text:p>485.5160299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485.516049999999" calcext:value-type="float">
            <text:p>485.5160499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485.516079999999" calcext:value-type="float">
            <text:p>485.5160799999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485.516119999999" calcext:value-type="float">
            <text:p>485.5161199999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485.516169999999" calcext:value-type="float">
            <text:p>485.5161699999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485.516229999999" calcext:value-type="float">
            <text:p>485.5162299999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485.516299999999" calcext:value-type="float">
            <text:p>485.51629999999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485.516389999999" calcext:value-type="float">
            <text:p>485.51638999999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485.516509999999" calcext:value-type="float">
            <text:p>485.51650999999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485.516659999999" calcext:value-type="float">
            <text:p>485.51665999999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485.516839999999" calcext:value-type="float">
            <text:p>485.51683999999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485.517069999999" calcext:value-type="float">
            <text:p>485.51706999999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485.517359999999" calcext:value-type="float">
            <text:p>485.51735999999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485.517729999999" calcext:value-type="float">
            <text:p>485.51772999999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485.518199999999" calcext:value-type="float">
            <text:p>485.51819999999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485.518779999999" calcext:value-type="float">
            <text:p>485.51877999999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485.519519999999" calcext:value-type="float">
            <text:p>485.51951999999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485.520449999999" calcext:value-type="float">
            <text:p>485.52044999999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485.521609999999" calcext:value-type="float">
            <text:p>485.52160999999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485.523079999999" calcext:value-type="float">
            <text:p>485.523079999999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85.524929999999" calcext:value-type="float">
            <text:p>485.524929999999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485.527259999999" calcext:value-type="float">
            <text:p>485.527259999999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485.530189999999" calcext:value-type="float">
            <text:p>485.530189999999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485.533879999999" calcext:value-type="float">
            <text:p>485.533879999999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485.538529999999" calcext:value-type="float">
            <text:p>485.538529999999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485.544379999999" calcext:value-type="float">
            <text:p>485.544379999999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485.551739999999" calcext:value-type="float">
            <text:p>485.551739999999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485.561009999999" calcext:value-type="float">
            <text:p>485.561009999999</text:p>
          </table:table-cell>
          <table:table-cell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485.572679999999" calcext:value-type="float">
            <text:p>485.572679999999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485.587369999999" calcext:value-type="float">
            <text:p>485.587369999999</text:p>
          </table:table-cell>
          <table:table-cell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85.605869999999" calcext:value-type="float">
            <text:p>485.605869999999</text:p>
          </table:table-cell>
          <table:table-cell office:value-type="float" office:value="0" calcext:value-type="float">
            <text:p>0</text:p>
          </table:table-cell>
          <table:table-cell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485.629159999999" calcext:value-type="float">
            <text:p>485.629159999999</text:p>
          </table:table-cell>
          <table:table-cell office:value-type="float" office:value="0" calcext:value-type="float">
            <text:p>0</text:p>
          </table:table-cell>
          <table:table-cell office:value-type="float" office:value="1298" calcext:value-type="float">
            <text:p>129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485.658469999999" calcext:value-type="float">
            <text:p>485.658469999999</text:p>
          </table:table-cell>
          <table:table-cell office:value-type="float" office:value="0" calcext:value-type="float">
            <text:p>0</text:p>
          </table:table-cell>
          <table:table-cell office:value-type="float" office:value="1633" calcext:value-type="float">
            <text:p>163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485.695369999999" calcext:value-type="float">
            <text:p>485.695369999999</text:p>
          </table:table-cell>
          <table:table-cell office:value-type="float" office:value="0" calcext:value-type="float">
            <text:p>0</text:p>
          </table:table-cell>
          <table:table-cell office:value-type="float" office:value="2057" calcext:value-type="float">
            <text:p>205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485.741829999999" calcext:value-type="float">
            <text:p>485.741829999999</text:p>
          </table:table-cell>
          <table:table-cell office:value-type="float" office:value="0" calcext:value-type="float">
            <text:p>0</text:p>
          </table:table-cell>
          <table:table-cell office:value-type="float" office:value="2589" calcext:value-type="float">
            <text:p>258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485.800319999999" calcext:value-type="float">
            <text:p>485.800319999999</text:p>
          </table:table-cell>
          <table:table-cell office:value-type="float" office:value="0" calcext:value-type="float">
            <text:p>0</text:p>
          </table:table-cell>
          <table:table-cell office:value-type="float" office:value="3260" calcext:value-type="float">
            <text:p>32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485.873959999999" calcext:value-type="float">
            <text:p>485.873959999999</text:p>
          </table:table-cell>
          <table:table-cell office:value-type="float" office:value="0" calcext:value-type="float">
            <text:p>0</text:p>
          </table:table-cell>
          <table:table-cell office:value-type="float" office:value="4104" calcext:value-type="float">
            <text:p>410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485.966659999999" calcext:value-type="float">
            <text:p>485.966659999999</text:p>
          </table:table-cell>
          <table:table-cell office:value-type="float" office:value="0" calcext:value-type="float">
            <text:p>0</text:p>
          </table:table-cell>
          <table:table-cell office:value-type="float" office:value="5166" calcext:value-type="float">
            <text:p>516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486.083359999999" calcext:value-type="float">
            <text:p>486.083359999999</text:p>
          </table:table-cell>
          <table:table-cell office:value-type="float" office:value="0" calcext:value-type="float">
            <text:p>0</text:p>
          </table:table-cell>
          <table:table-cell office:value-type="float" office:value="6504" calcext:value-type="float">
            <text:p>650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486.230279999999" calcext:value-type="float">
            <text:p>486.230279999999</text:p>
          </table:table-cell>
          <table:table-cell office:value-type="float" office:value="0" calcext:value-type="float">
            <text:p>0</text:p>
          </table:table-cell>
          <table:table-cell office:value-type="float" office:value="8188" calcext:value-type="float">
            <text:p>81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86.415239999999" calcext:value-type="float">
            <text:p>486.415239999999</text:p>
          </table:table-cell>
          <table:table-cell office:value-type="float" office:value="0" calcext:value-type="float">
            <text:p>0</text:p>
          </table:table-cell>
          <table:table-cell office:value-type="float" office:value="10308" calcext:value-type="float">
            <text:p>1030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486.648089999999" calcext:value-type="float">
            <text:p>486.648089999999</text:p>
          </table:table-cell>
          <table:table-cell office:value-type="float" office:value="0" calcext:value-type="float">
            <text:p>0</text:p>
          </table:table-cell>
          <table:table-cell office:value-type="float" office:value="12977" calcext:value-type="float">
            <text:p>1297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486.941229999999" calcext:value-type="float">
            <text:p>486.941229999999</text:p>
          </table:table-cell>
          <table:table-cell office:value-type="float" office:value="0" calcext:value-type="float">
            <text:p>0</text:p>
          </table:table-cell>
          <table:table-cell office:value-type="float" office:value="16337" calcext:value-type="float">
            <text:p>1633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487.310269999999" calcext:value-type="float">
            <text:p>487.310269999999</text:p>
          </table:table-cell>
          <table:table-cell office:value-type="float" office:value="0" calcext:value-type="float">
            <text:p>0</text:p>
          </table:table-cell>
          <table:table-cell office:value-type="float" office:value="20567" calcext:value-type="float">
            <text:p>2056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487.774869999999" calcext:value-type="float">
            <text:p>487.774869999999</text:p>
          </table:table-cell>
          <table:table-cell office:value-type="float" office:value="0" calcext:value-type="float">
            <text:p>0</text:p>
          </table:table-cell>
          <table:table-cell office:value-type="float" office:value="25893" calcext:value-type="float">
            <text:p>2589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488.339149999999" calcext:value-type="float">
            <text:p>488.339149999999</text:p>
          </table:table-cell>
          <table:table-cell office:value-type="float" office:value="0" calcext:value-type="float">
            <text:p>0</text:p>
          </table:table-cell>
          <table:table-cell office:value-type="float" office:value="30535" calcext:value-type="float">
            <text:p>305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517.144499999999" calcext:value-type="float">
            <text:p>517.144499999999</text:p>
          </table:table-cell>
          <table:table-cell office:value-type="float" office:value="0" calcext:value-type="float">
            <text:p>0</text:p>
          </table:table-cell>
          <table:table-cell office:value-type="float" office:value="2850000" calcext:value-type="float">
            <text:p>2850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545.646999999999" calcext:value-type="float">
            <text:p>545.6469999999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545.646999999999" calcext:value-type="float">
            <text:p>545.646999999999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545.651999999999" calcext:value-type="float">
            <text:p>545.651999999999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575.649499999999" calcext:value-type="float">
            <text:p>575.649499999999</text:p>
          </table:table-cell>
          <table:table-cell office:value-type="float" office:value="0" calcext:value-type="float">
            <text:p>0</text:p>
          </table:table-cell>
          <table:table-cell office:value-type="float" office:value="2999500" calcext:value-type="float">
            <text:p>29995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05.651349999999" calcext:value-type="float">
            <text:p>605.65134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05.665049999999" calcext:value-type="float">
            <text:p>605.66504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05.678739999999" calcext:value-type="float">
            <text:p>605.678739999999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05.692429999999" calcext:value-type="float">
            <text:p>605.69242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05.706129999999" calcext:value-type="float">
            <text:p>605.70612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05.719829999999" calcext:value-type="float">
            <text:p>605.71982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05.733519999999" calcext:value-type="float">
            <text:p>605.733519999999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05.747209999999" calcext:value-type="float">
            <text:p>605.74720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05.760909999999" calcext:value-type="float">
            <text:p>605.76090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05.774609999999" calcext:value-type="float">
            <text:p>605.77460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05.788309999999" calcext:value-type="float">
            <text:p>605.78830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05.801999999999" calcext:value-type="float">
            <text:p>605.801999999999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05.815689999999" calcext:value-type="float">
            <text:p>605.81568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05.829389999999" calcext:value-type="float">
            <text:p>605.82938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05.843089999999" calcext:value-type="float">
            <text:p>605.843089999999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05.856779999998" calcext:value-type="float">
            <text:p>605.856779999998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05.870469999998" calcext:value-type="float">
            <text:p>605.870469999998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05.884169999998" calcext:value-type="float">
            <text:p>605.884169999998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05.897869999998" calcext:value-type="float">
            <text:p>605.897869999998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05.911569999998" calcext:value-type="float">
            <text:p>605.911569999998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05.925259999998" calcext:value-type="float">
            <text:p>605.925259999998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05.938949999998" calcext:value-type="float">
            <text:p>605.938949999998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05.952649999998" calcext:value-type="float">
            <text:p>605.952649999998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05.966349999998" calcext:value-type="float">
            <text:p>605.966349999998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05.980049999998" calcext:value-type="float">
            <text:p>605.980049999998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05.993739999998" calcext:value-type="float">
            <text:p>605.993739999998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06.007429999998" calcext:value-type="float">
            <text:p>606.007429999998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06.021129999998" calcext:value-type="float">
            <text:p>606.021129999998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06.034829999998" calcext:value-type="float">
            <text:p>606.034829999998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06.048519999998" calcext:value-type="float">
            <text:p>606.048519999998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06.062209999998" calcext:value-type="float">
            <text:p>606.062209999998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06.075909999998" calcext:value-type="float">
            <text:p>606.075909999998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06.089609999998" calcext:value-type="float">
            <text:p>606.089609999998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06.103309999998" calcext:value-type="float">
            <text:p>606.103309999998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06.116999999997" calcext:value-type="float">
            <text:p>606.116999999997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06.130689999997" calcext:value-type="float">
            <text:p>606.13068999999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06.144389999997" calcext:value-type="float">
            <text:p>606.14438999999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06.158089999997" calcext:value-type="float">
            <text:p>606.15808999999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06.171779999997" calcext:value-type="float">
            <text:p>606.171779999997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06.185469999997" calcext:value-type="float">
            <text:p>606.18546999999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06.199169999997" calcext:value-type="float">
            <text:p>606.19916999999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06.212869999997" calcext:value-type="float">
            <text:p>606.21286999999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06.226569999997" calcext:value-type="float">
            <text:p>606.22656999999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06.240259999997" calcext:value-type="float">
            <text:p>606.240259999997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06.253949999997" calcext:value-type="float">
            <text:p>606.25394999999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06.267649999997" calcext:value-type="float">
            <text:p>606.26764999999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06.281349999997" calcext:value-type="float">
            <text:p>606.28134999999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06.295039999997" calcext:value-type="float">
            <text:p>606.295039999997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06.308729999997" calcext:value-type="float">
            <text:p>606.30872999999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06.322429999997" calcext:value-type="float">
            <text:p>606.32242999999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06.336129999997" calcext:value-type="float">
            <text:p>606.33612999999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06.349829999997" calcext:value-type="float">
            <text:p>606.34982999999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06.363519999997" calcext:value-type="float">
            <text:p>606.363519999997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06.377209999997" calcext:value-type="float">
            <text:p>606.37720999999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06.390909999996" calcext:value-type="float">
            <text:p>606.390909999996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06.404609999996" calcext:value-type="float">
            <text:p>606.404609999996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06.418309999996" calcext:value-type="float">
            <text:p>606.418309999996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06.431999999996" calcext:value-type="float">
            <text:p>606.431999999996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06.445689999996" calcext:value-type="float">
            <text:p>606.445689999996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06.459389999996" calcext:value-type="float">
            <text:p>606.459389999996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06.473089999996" calcext:value-type="float">
            <text:p>606.473089999996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06.486779999996" calcext:value-type="float">
            <text:p>606.486779999996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06.500469999996" calcext:value-type="float">
            <text:p>606.500469999996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06.514169999996" calcext:value-type="float">
            <text:p>606.514169999996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06.527869999996" calcext:value-type="float">
            <text:p>606.527869999996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06.541569999996" calcext:value-type="float">
            <text:p>606.541569999996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06.555259999996" calcext:value-type="float">
            <text:p>606.555259999996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06.568949999996" calcext:value-type="float">
            <text:p>606.568949999996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06.582649999996" calcext:value-type="float">
            <text:p>606.582649999996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06.596349999996" calcext:value-type="float">
            <text:p>606.596349999996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06.610039999996" calcext:value-type="float">
            <text:p>606.610039999996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06.623729999996" calcext:value-type="float">
            <text:p>606.623729999996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06.637429999996" calcext:value-type="float">
            <text:p>606.637429999996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06.644289999996" calcext:value-type="float">
            <text:p>606.644289999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06.644309999996" calcext:value-type="float">
            <text:p>606.644309999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06.644329999996" calcext:value-type="float">
            <text:p>606.644329999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06.644349999996" calcext:value-type="float">
            <text:p>606.644349999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06.644369999996" calcext:value-type="float">
            <text:p>606.644369999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06.644389999996" calcext:value-type="float">
            <text:p>606.644389999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06.644409999996" calcext:value-type="float">
            <text:p>606.644409999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06.644429999996" calcext:value-type="float">
            <text:p>606.644429999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06.644449999996" calcext:value-type="float">
            <text:p>606.644449999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06.644469999996" calcext:value-type="float">
            <text:p>606.644469999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06.644489999996" calcext:value-type="float">
            <text:p>606.644489999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06.644509999996" calcext:value-type="float">
            <text:p>606.644509999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06.644529999996" calcext:value-type="float">
            <text:p>606.644529999996</text:p>
          </table:table-cell>
          <table:table-cell office:value-type="float" office:value="0" calcext:value-type="float">
            <text:p>0</text:p>
          </table:table-cell>
          <table:table-cell office:value-type="float" office:value="0.100305253303771" calcext:value-type="float">
            <text:p>0.10030525330377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06.644529999996" calcext:value-type="float">
            <text:p>606.644529999996</text:p>
          </table:table-cell>
          <table:table-cell office:value-type="float" office:value="1" calcext:value-type="float">
            <text:p>1</text:p>
          </table:table-cell>
          <table:table-cell office:value-type="float" office:value="0.899694746696229" calcext:value-type="float">
            <text:p>0.899694746696229</text:p>
          </table:table-cell>
          <table:table-cell office:value-type="float" office:value="4593.41457978121" calcext:value-type="float">
            <text:p>4593.41457978121</text:p>
          </table:table-cell>
          <table:table-cell table:number-columns-repeated="3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06.644549999996" calcext:value-type="float">
            <text:p>606.644549999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93.41457978121" calcext:value-type="float">
            <text:p>4593.41457978121</text:p>
          </table:table-cell>
          <table:table-cell table:number-columns-repeated="3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06.644569999996" calcext:value-type="float">
            <text:p>606.644569999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93.41457978121" calcext:value-type="float">
            <text:p>4593.41457978121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06.644589999996" calcext:value-type="float">
            <text:p>606.644589999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93.41457978121" calcext:value-type="float">
            <text:p>4593.41457978121</text:p>
          </table:table-cell>
          <table:table-cell table:number-columns-repeated="3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06.644609999996" calcext:value-type="float">
            <text:p>606.644609999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93.41457978121" calcext:value-type="float">
            <text:p>4593.41457978121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06.644629999996" calcext:value-type="float">
            <text:p>606.644629999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93.41457978121" calcext:value-type="float">
            <text:p>4593.41457978121</text:p>
          </table:table-cell>
          <table:table-cell table:number-columns-repeated="3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06.644649999996" calcext:value-type="float">
            <text:p>606.644649999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93.41457978121" calcext:value-type="float">
            <text:p>4593.41457978121</text:p>
          </table:table-cell>
          <table:table-cell table:number-columns-repeated="3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06.644669999996" calcext:value-type="float">
            <text:p>606.644669999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93.41457978121" calcext:value-type="float">
            <text:p>4593.41457978121</text:p>
          </table:table-cell>
          <table:table-cell table:number-columns-repeated="3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06.644689999996" calcext:value-type="float">
            <text:p>606.644689999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93.41457978121" calcext:value-type="float">
            <text:p>4593.41457978121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06.644709999996" calcext:value-type="float">
            <text:p>606.644709999996</text:p>
          </table:table-cell>
          <table:table-cell office:value-type="float" office:value="0" calcext:value-type="float">
            <text:p>0</text:p>
          </table:table-cell>
          <table:table-cell office:value-type="float" office:value="0.412191683286652" calcext:value-type="float">
            <text:p>0.412191683286652</text:p>
          </table:table-cell>
          <table:table-cell office:value-type="float" office:value="4593.41457978121" calcext:value-type="float">
            <text:p>4593.41457978121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06.644709999996" calcext:value-type="float">
            <text:p>606.644709999996</text:p>
          </table:table-cell>
          <table:table-cell office:value-type="float" office:value="1" calcext:value-type="float">
            <text:p>1</text:p>
          </table:table-cell>
          <table:table-cell office:value-type="float" office:value="0.587808316713348" calcext:value-type="float">
            <text:p>0.58780831671334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06.644729999996" calcext:value-type="float">
            <text:p>606.644729999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06.644749999996" calcext:value-type="float">
            <text:p>606.644749999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06.644769999996" calcext:value-type="float">
            <text:p>606.644769999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06.644789999996" calcext:value-type="float">
            <text:p>606.644789999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06.644809999996" calcext:value-type="float">
            <text:p>606.644809999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06.644839999996" calcext:value-type="float">
            <text:p>606.6448399999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06.644869999996" calcext:value-type="float">
            <text:p>606.644869999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06.644889999996" calcext:value-type="float">
            <text:p>606.644889999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06.644909999996" calcext:value-type="float">
            <text:p>606.644909999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06.644929999996" calcext:value-type="float">
            <text:p>606.644929999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06.644949999996" calcext:value-type="float">
            <text:p>606.644949999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06.644979999996" calcext:value-type="float">
            <text:p>606.6449799999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06.645019999996" calcext:value-type="float">
            <text:p>606.6450199999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06.645069999996" calcext:value-type="float">
            <text:p>606.6450699999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06.645129999996" calcext:value-type="float">
            <text:p>606.6451299999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06.645199999996" calcext:value-type="float">
            <text:p>606.64519999999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06.645289999996" calcext:value-type="float">
            <text:p>606.64528999999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06.645409999996" calcext:value-type="float">
            <text:p>606.64540999999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06.645559999996" calcext:value-type="float">
            <text:p>606.64555999999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06.645739999996" calcext:value-type="float">
            <text:p>606.64573999999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06.645969999996" calcext:value-type="float">
            <text:p>606.64596999999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06.646259999996" calcext:value-type="float">
            <text:p>606.64625999999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06.646629999996" calcext:value-type="float">
            <text:p>606.64662999999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06.647099999996" calcext:value-type="float">
            <text:p>606.64709999999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06.647679999996" calcext:value-type="float">
            <text:p>606.64767999999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06.648419999996" calcext:value-type="float">
            <text:p>606.64841999999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06.649349999996" calcext:value-type="float">
            <text:p>606.64934999999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06.650509999996" calcext:value-type="float">
            <text:p>606.65050999999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06.651979999996" calcext:value-type="float">
            <text:p>606.651979999996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06.653829999996" calcext:value-type="float">
            <text:p>606.653829999996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06.656159999996" calcext:value-type="float">
            <text:p>606.656159999996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06.659089999996" calcext:value-type="float">
            <text:p>606.659089999996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06.662779999996" calcext:value-type="float">
            <text:p>606.662779999996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06.667429999996" calcext:value-type="float">
            <text:p>606.667429999996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06.673279999996" calcext:value-type="float">
            <text:p>606.673279999996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06.680639999996" calcext:value-type="float">
            <text:p>606.680639999996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06.689909999996" calcext:value-type="float">
            <text:p>606.689909999996</text:p>
          </table:table-cell>
          <table:table-cell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06.701579999997" calcext:value-type="float">
            <text:p>606.701579999997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06.716269999996" calcext:value-type="float">
            <text:p>606.716269999996</text:p>
          </table:table-cell>
          <table:table-cell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06.734769999996" calcext:value-type="float">
            <text:p>606.734769999996</text:p>
          </table:table-cell>
          <table:table-cell office:value-type="float" office:value="0" calcext:value-type="float">
            <text:p>0</text:p>
          </table:table-cell>
          <table:table-cell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06.758059999996" calcext:value-type="float">
            <text:p>606.758059999996</text:p>
          </table:table-cell>
          <table:table-cell office:value-type="float" office:value="0" calcext:value-type="float">
            <text:p>0</text:p>
          </table:table-cell>
          <table:table-cell office:value-type="float" office:value="1298" calcext:value-type="float">
            <text:p>129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06.787369999996" calcext:value-type="float">
            <text:p>606.787369999996</text:p>
          </table:table-cell>
          <table:table-cell office:value-type="float" office:value="0" calcext:value-type="float">
            <text:p>0</text:p>
          </table:table-cell>
          <table:table-cell office:value-type="float" office:value="1633" calcext:value-type="float">
            <text:p>163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06.824269999996" calcext:value-type="float">
            <text:p>606.824269999996</text:p>
          </table:table-cell>
          <table:table-cell office:value-type="float" office:value="0" calcext:value-type="float">
            <text:p>0</text:p>
          </table:table-cell>
          <table:table-cell office:value-type="float" office:value="2057" calcext:value-type="float">
            <text:p>205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06.870729999996" calcext:value-type="float">
            <text:p>606.870729999996</text:p>
          </table:table-cell>
          <table:table-cell office:value-type="float" office:value="0" calcext:value-type="float">
            <text:p>0</text:p>
          </table:table-cell>
          <table:table-cell office:value-type="float" office:value="2589" calcext:value-type="float">
            <text:p>258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06.929219999996" calcext:value-type="float">
            <text:p>606.929219999996</text:p>
          </table:table-cell>
          <table:table-cell office:value-type="float" office:value="0" calcext:value-type="float">
            <text:p>0</text:p>
          </table:table-cell>
          <table:table-cell office:value-type="float" office:value="3260" calcext:value-type="float">
            <text:p>32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07.002859999996" calcext:value-type="float">
            <text:p>607.002859999996</text:p>
          </table:table-cell>
          <table:table-cell office:value-type="float" office:value="0" calcext:value-type="float">
            <text:p>0</text:p>
          </table:table-cell>
          <table:table-cell office:value-type="float" office:value="4104" calcext:value-type="float">
            <text:p>410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07.095559999996" calcext:value-type="float">
            <text:p>607.095559999996</text:p>
          </table:table-cell>
          <table:table-cell office:value-type="float" office:value="0" calcext:value-type="float">
            <text:p>0</text:p>
          </table:table-cell>
          <table:table-cell office:value-type="float" office:value="5166" calcext:value-type="float">
            <text:p>516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07.212259999996" calcext:value-type="float">
            <text:p>607.212259999996</text:p>
          </table:table-cell>
          <table:table-cell office:value-type="float" office:value="0" calcext:value-type="float">
            <text:p>0</text:p>
          </table:table-cell>
          <table:table-cell office:value-type="float" office:value="6504" calcext:value-type="float">
            <text:p>650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07.359179999996" calcext:value-type="float">
            <text:p>607.359179999996</text:p>
          </table:table-cell>
          <table:table-cell office:value-type="float" office:value="0" calcext:value-type="float">
            <text:p>0</text:p>
          </table:table-cell>
          <table:table-cell office:value-type="float" office:value="8188" calcext:value-type="float">
            <text:p>81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07.544139999996" calcext:value-type="float">
            <text:p>607.544139999996</text:p>
          </table:table-cell>
          <table:table-cell office:value-type="float" office:value="0" calcext:value-type="float">
            <text:p>0</text:p>
          </table:table-cell>
          <table:table-cell office:value-type="float" office:value="10308" calcext:value-type="float">
            <text:p>1030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607.776989999996" calcext:value-type="float">
            <text:p>607.776989999996</text:p>
          </table:table-cell>
          <table:table-cell office:value-type="float" office:value="0" calcext:value-type="float">
            <text:p>0</text:p>
          </table:table-cell>
          <table:table-cell office:value-type="float" office:value="12977" calcext:value-type="float">
            <text:p>1297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08.070129999996" calcext:value-type="float">
            <text:p>608.070129999996</text:p>
          </table:table-cell>
          <table:table-cell office:value-type="float" office:value="0" calcext:value-type="float">
            <text:p>0</text:p>
          </table:table-cell>
          <table:table-cell office:value-type="float" office:value="16337" calcext:value-type="float">
            <text:p>1633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08.439169999996" calcext:value-type="float">
            <text:p>608.439169999996</text:p>
          </table:table-cell>
          <table:table-cell office:value-type="float" office:value="0" calcext:value-type="float">
            <text:p>0</text:p>
          </table:table-cell>
          <table:table-cell office:value-type="float" office:value="20567" calcext:value-type="float">
            <text:p>2056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08.903769999997" calcext:value-type="float">
            <text:p>608.903769999997</text:p>
          </table:table-cell>
          <table:table-cell office:value-type="float" office:value="0" calcext:value-type="float">
            <text:p>0</text:p>
          </table:table-cell>
          <table:table-cell office:value-type="float" office:value="25893" calcext:value-type="float">
            <text:p>2589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09.468049999997" calcext:value-type="float">
            <text:p>609.468049999997</text:p>
          </table:table-cell>
          <table:table-cell office:value-type="float" office:value="0" calcext:value-type="float">
            <text:p>0</text:p>
          </table:table-cell>
          <table:table-cell office:value-type="float" office:value="30535" calcext:value-type="float">
            <text:p>305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38.273399999997" calcext:value-type="float">
            <text:p>638.273399999997</text:p>
          </table:table-cell>
          <table:table-cell office:value-type="float" office:value="0" calcext:value-type="float">
            <text:p>0</text:p>
          </table:table-cell>
          <table:table-cell office:value-type="float" office:value="2850000" calcext:value-type="float">
            <text:p>2850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66.775899999997" calcext:value-type="float">
            <text:p>666.77589999999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66.775899999997" calcext:value-type="float">
            <text:p>666.775899999997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66.780899999997" calcext:value-type="float">
            <text:p>666.780899999997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96.778399999997" calcext:value-type="float">
            <text:p>696.778399999997</text:p>
          </table:table-cell>
          <table:table-cell office:value-type="float" office:value="0" calcext:value-type="float">
            <text:p>0</text:p>
          </table:table-cell>
          <table:table-cell office:value-type="float" office:value="2999500" calcext:value-type="float">
            <text:p>29995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726.780249999997" calcext:value-type="float">
            <text:p>726.78024999999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726.793949999997" calcext:value-type="float">
            <text:p>726.79394999999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726.807639999996" calcext:value-type="float">
            <text:p>726.807639999996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726.821329999996" calcext:value-type="float">
            <text:p>726.821329999996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726.835029999996" calcext:value-type="float">
            <text:p>726.835029999996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726.848729999996" calcext:value-type="float">
            <text:p>726.848729999996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726.862419999996" calcext:value-type="float">
            <text:p>726.862419999996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726.876109999996" calcext:value-type="float">
            <text:p>726.876109999996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726.889809999996" calcext:value-type="float">
            <text:p>726.889809999996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726.903509999996" calcext:value-type="float">
            <text:p>726.903509999996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726.917209999996" calcext:value-type="float">
            <text:p>726.917209999996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726.930899999996" calcext:value-type="float">
            <text:p>726.930899999996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726.944589999996" calcext:value-type="float">
            <text:p>726.944589999996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726.958289999996" calcext:value-type="float">
            <text:p>726.958289999996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726.971989999996" calcext:value-type="float">
            <text:p>726.971989999996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726.985679999996" calcext:value-type="float">
            <text:p>726.985679999996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726.999369999996" calcext:value-type="float">
            <text:p>726.999369999996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727.013069999996" calcext:value-type="float">
            <text:p>727.013069999996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727.026769999996" calcext:value-type="float">
            <text:p>727.026769999996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727.040469999996" calcext:value-type="float">
            <text:p>727.040469999996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727.054159999996" calcext:value-type="float">
            <text:p>727.054159999996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727.067849999995" calcext:value-type="float">
            <text:p>727.06784999999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727.081549999995" calcext:value-type="float">
            <text:p>727.08154999999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727.095249999995" calcext:value-type="float">
            <text:p>727.09524999999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727.108949999995" calcext:value-type="float">
            <text:p>727.10894999999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727.122639999995" calcext:value-type="float">
            <text:p>727.122639999995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727.136329999995" calcext:value-type="float">
            <text:p>727.13632999999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727.150029999995" calcext:value-type="float">
            <text:p>727.15002999999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727.163729999995" calcext:value-type="float">
            <text:p>727.16372999999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727.177419999995" calcext:value-type="float">
            <text:p>727.177419999995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727.191109999995" calcext:value-type="float">
            <text:p>727.19110999999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727.204809999995" calcext:value-type="float">
            <text:p>727.20480999999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727.218509999995" calcext:value-type="float">
            <text:p>727.21850999999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727.232209999995" calcext:value-type="float">
            <text:p>727.23220999999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727.245899999995" calcext:value-type="float">
            <text:p>727.245899999995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727.259589999995" calcext:value-type="float">
            <text:p>727.25958999999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727.273289999995" calcext:value-type="float">
            <text:p>727.27328999999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727.286989999995" calcext:value-type="float">
            <text:p>727.28698999999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727.300679999995" calcext:value-type="float">
            <text:p>727.300679999995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727.314369999995" calcext:value-type="float">
            <text:p>727.31436999999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727.328069999995" calcext:value-type="float">
            <text:p>727.32806999999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727.341769999994" calcext:value-type="float">
            <text:p>727.341769999994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727.355469999994" calcext:value-type="float">
            <text:p>727.355469999994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727.369159999994" calcext:value-type="float">
            <text:p>727.369159999994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727.382849999994" calcext:value-type="float">
            <text:p>727.382849999994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727.396549999994" calcext:value-type="float">
            <text:p>727.396549999994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727.410249999994" calcext:value-type="float">
            <text:p>727.410249999994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727.423939999994" calcext:value-type="float">
            <text:p>727.423939999994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727.437629999994" calcext:value-type="float">
            <text:p>727.437629999994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727.451329999994" calcext:value-type="float">
            <text:p>727.451329999994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727.465029999994" calcext:value-type="float">
            <text:p>727.465029999994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727.478729999994" calcext:value-type="float">
            <text:p>727.478729999994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727.492419999994" calcext:value-type="float">
            <text:p>727.492419999994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727.506109999994" calcext:value-type="float">
            <text:p>727.506109999994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727.519809999994" calcext:value-type="float">
            <text:p>727.519809999994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727.533509999994" calcext:value-type="float">
            <text:p>727.533509999994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727.547209999994" calcext:value-type="float">
            <text:p>727.547209999994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727.560899999994" calcext:value-type="float">
            <text:p>727.560899999994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727.574589999994" calcext:value-type="float">
            <text:p>727.574589999994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727.588289999994" calcext:value-type="float">
            <text:p>727.588289999994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727.601989999994" calcext:value-type="float">
            <text:p>727.601989999994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727.615679999993" calcext:value-type="float">
            <text:p>727.615679999993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727.629369999993" calcext:value-type="float">
            <text:p>727.62936999999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727.643069999993" calcext:value-type="float">
            <text:p>727.64306999999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727.656769999993" calcext:value-type="float">
            <text:p>727.65676999999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727.670469999993" calcext:value-type="float">
            <text:p>727.67046999999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727.684159999993" calcext:value-type="float">
            <text:p>727.684159999993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727.697849999993" calcext:value-type="float">
            <text:p>727.69784999999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727.711549999993" calcext:value-type="float">
            <text:p>727.71154999999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727.725249999993" calcext:value-type="float">
            <text:p>727.72524999999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727.738939999993" calcext:value-type="float">
            <text:p>727.738939999993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727.752629999993" calcext:value-type="float">
            <text:p>727.75262999999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727.766329999993" calcext:value-type="float">
            <text:p>727.766329999993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727.773189999993" calcext:value-type="float">
            <text:p>727.7731899999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727.773209999993" calcext:value-type="float">
            <text:p>727.7732099999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727.773229999993" calcext:value-type="float">
            <text:p>727.7732299999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27.773249999993" calcext:value-type="float">
            <text:p>727.7732499999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727.773269999993" calcext:value-type="float">
            <text:p>727.7732699999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727.773289999993" calcext:value-type="float">
            <text:p>727.7732899999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727.773309999993" calcext:value-type="float">
            <text:p>727.7733099999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727.773329999993" calcext:value-type="float">
            <text:p>727.7733299999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727.773349999993" calcext:value-type="float">
            <text:p>727.7733499999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727.773369999993" calcext:value-type="float">
            <text:p>727.7733699999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727.773389999993" calcext:value-type="float">
            <text:p>727.7733899999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727.773409999993" calcext:value-type="float">
            <text:p>727.7734099999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727.773429999993" calcext:value-type="float">
            <text:p>727.773429999993</text:p>
          </table:table-cell>
          <table:table-cell office:value-type="float" office:value="0" calcext:value-type="float">
            <text:p>0</text:p>
          </table:table-cell>
          <table:table-cell office:value-type="float" office:value="0.119078619377652" calcext:value-type="float">
            <text:p>0.11907861937765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727.773429999993" calcext:value-type="float">
            <text:p>727.773429999993</text:p>
          </table:table-cell>
          <table:table-cell office:value-type="float" office:value="1" calcext:value-type="float">
            <text:p>1</text:p>
          </table:table-cell>
          <table:table-cell office:value-type="float" office:value="0.880921380622348" calcext:value-type="float">
            <text:p>0.880921380622348</text:p>
          </table:table-cell>
          <table:table-cell office:value-type="float" office:value="9269.42016997573" calcext:value-type="float">
            <text:p>9269.42016997573</text:p>
          </table:table-cell>
          <table:table-cell table:number-columns-repeated="3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727.773449999993" calcext:value-type="float">
            <text:p>727.7734499999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69.42016997573" calcext:value-type="float">
            <text:p>9269.42016997573</text:p>
          </table:table-cell>
          <table:table-cell table:number-columns-repeated="3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727.773469999993" calcext:value-type="float">
            <text:p>727.7734699999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69.42016997573" calcext:value-type="float">
            <text:p>9269.42016997573</text:p>
          </table:table-cell>
          <table:table-cell table:number-columns-repeated="3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727.773489999993" calcext:value-type="float">
            <text:p>727.7734899999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69.42016997573" calcext:value-type="float">
            <text:p>9269.42016997573</text:p>
          </table:table-cell>
          <table:table-cell table:number-columns-repeated="3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727.773509999993" calcext:value-type="float">
            <text:p>727.7735099999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69.42016997573" calcext:value-type="float">
            <text:p>9269.42016997573</text:p>
          </table:table-cell>
          <table:table-cell table:number-columns-repeated="3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727.773529999993" calcext:value-type="float">
            <text:p>727.7735299999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69.42016997573" calcext:value-type="float">
            <text:p>9269.42016997573</text:p>
          </table:table-cell>
          <table:table-cell table:number-columns-repeated="3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727.773549999993" calcext:value-type="float">
            <text:p>727.7735499999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69.42016997573" calcext:value-type="float">
            <text:p>9269.42016997573</text:p>
          </table:table-cell>
          <table:table-cell table:number-columns-repeated="3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727.773569999993" calcext:value-type="float">
            <text:p>727.7735699999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69.42016997573" calcext:value-type="float">
            <text:p>9269.42016997573</text:p>
          </table:table-cell>
          <table:table-cell table:number-columns-repeated="3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727.773589999993" calcext:value-type="float">
            <text:p>727.7735899999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69.42016997573" calcext:value-type="float">
            <text:p>9269.42016997573</text:p>
          </table:table-cell>
          <table:table-cell table:number-columns-repeated="3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727.773609999993" calcext:value-type="float">
            <text:p>727.773609999993</text:p>
          </table:table-cell>
          <table:table-cell office:value-type="float" office:value="0" calcext:value-type="float">
            <text:p>0</text:p>
          </table:table-cell>
          <table:table-cell office:value-type="float" office:value="0.547896348725192" calcext:value-type="float">
            <text:p>0.547896348725192</text:p>
          </table:table-cell>
          <table:table-cell office:value-type="float" office:value="9269.42016997573" calcext:value-type="float">
            <text:p>9269.42016997573</text:p>
          </table:table-cell>
          <table:table-cell table:number-columns-repeated="3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727.773609999993" calcext:value-type="float">
            <text:p>727.773609999993</text:p>
          </table:table-cell>
          <table:table-cell office:value-type="float" office:value="1" calcext:value-type="float">
            <text:p>1</text:p>
          </table:table-cell>
          <table:table-cell office:value-type="float" office:value="0.452103651274808" calcext:value-type="float">
            <text:p>0.45210365127480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727.773629999993" calcext:value-type="float">
            <text:p>727.7736299999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727.773649999993" calcext:value-type="float">
            <text:p>727.7736499999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727.773669999993" calcext:value-type="float">
            <text:p>727.7736699999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727.773689999993" calcext:value-type="float">
            <text:p>727.7736899999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727.773709999993" calcext:value-type="float">
            <text:p>727.7737099999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27.773739999993" calcext:value-type="float">
            <text:p>727.7737399999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727.773769999993" calcext:value-type="float">
            <text:p>727.7737699999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727.773789999993" calcext:value-type="float">
            <text:p>727.7737899999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727.773809999993" calcext:value-type="float">
            <text:p>727.7738099999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727.773829999993" calcext:value-type="float">
            <text:p>727.7738299999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727.773849999994" calcext:value-type="float">
            <text:p>727.7738499999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727.773879999994" calcext:value-type="float">
            <text:p>727.7738799999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727.773919999994" calcext:value-type="float">
            <text:p>727.7739199999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727.773969999994" calcext:value-type="float">
            <text:p>727.7739699999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727.774029999994" calcext:value-type="float">
            <text:p>727.7740299999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727.774099999994" calcext:value-type="float">
            <text:p>727.77409999999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727.774189999994" calcext:value-type="float">
            <text:p>727.77418999999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727.774309999994" calcext:value-type="float">
            <text:p>727.77430999999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727.774459999994" calcext:value-type="float">
            <text:p>727.77445999999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727.774639999994" calcext:value-type="float">
            <text:p>727.77463999999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727.774869999994" calcext:value-type="float">
            <text:p>727.77486999999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727.775159999994" calcext:value-type="float">
            <text:p>727.77515999999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727.775529999994" calcext:value-type="float">
            <text:p>727.77552999999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727.775999999994" calcext:value-type="float">
            <text:p>727.77599999999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727.776579999994" calcext:value-type="float">
            <text:p>727.77657999999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727.777319999994" calcext:value-type="float">
            <text:p>727.77731999999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727.778249999994" calcext:value-type="float">
            <text:p>727.77824999999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727.779409999994" calcext:value-type="float">
            <text:p>727.77940999999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727.780879999994" calcext:value-type="float">
            <text:p>727.78087999999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727.782729999994" calcext:value-type="float">
            <text:p>727.782729999994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727.785059999994" calcext:value-type="float">
            <text:p>727.785059999994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727.787989999994" calcext:value-type="float">
            <text:p>727.787989999994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727.791679999994" calcext:value-type="float">
            <text:p>727.791679999994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727.796329999994" calcext:value-type="float">
            <text:p>727.796329999994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727.802179999994" calcext:value-type="float">
            <text:p>727.802179999994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727.809539999994" calcext:value-type="float">
            <text:p>727.809539999994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727.818809999994" calcext:value-type="float">
            <text:p>727.818809999994</text:p>
          </table:table-cell>
          <table:table-cell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727.830479999994" calcext:value-type="float">
            <text:p>727.830479999994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727.845169999994" calcext:value-type="float">
            <text:p>727.845169999994</text:p>
          </table:table-cell>
          <table:table-cell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727.863669999994" calcext:value-type="float">
            <text:p>727.863669999994</text:p>
          </table:table-cell>
          <table:table-cell office:value-type="float" office:value="0" calcext:value-type="float">
            <text:p>0</text:p>
          </table:table-cell>
          <table:table-cell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727.886959999994" calcext:value-type="float">
            <text:p>727.886959999994</text:p>
          </table:table-cell>
          <table:table-cell office:value-type="float" office:value="0" calcext:value-type="float">
            <text:p>0</text:p>
          </table:table-cell>
          <table:table-cell office:value-type="float" office:value="1298" calcext:value-type="float">
            <text:p>129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727.916269999994" calcext:value-type="float">
            <text:p>727.916269999994</text:p>
          </table:table-cell>
          <table:table-cell office:value-type="float" office:value="0" calcext:value-type="float">
            <text:p>0</text:p>
          </table:table-cell>
          <table:table-cell office:value-type="float" office:value="1633" calcext:value-type="float">
            <text:p>163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727.953169999994" calcext:value-type="float">
            <text:p>727.953169999994</text:p>
          </table:table-cell>
          <table:table-cell office:value-type="float" office:value="0" calcext:value-type="float">
            <text:p>0</text:p>
          </table:table-cell>
          <table:table-cell office:value-type="float" office:value="2057" calcext:value-type="float">
            <text:p>205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727.999629999994" calcext:value-type="float">
            <text:p>727.999629999994</text:p>
          </table:table-cell>
          <table:table-cell office:value-type="float" office:value="0" calcext:value-type="float">
            <text:p>0</text:p>
          </table:table-cell>
          <table:table-cell office:value-type="float" office:value="2589" calcext:value-type="float">
            <text:p>258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728.058119999994" calcext:value-type="float">
            <text:p>728.058119999994</text:p>
          </table:table-cell>
          <table:table-cell office:value-type="float" office:value="0" calcext:value-type="float">
            <text:p>0</text:p>
          </table:table-cell>
          <table:table-cell office:value-type="float" office:value="3260" calcext:value-type="float">
            <text:p>32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728.131759999994" calcext:value-type="float">
            <text:p>728.131759999994</text:p>
          </table:table-cell>
          <table:table-cell office:value-type="float" office:value="0" calcext:value-type="float">
            <text:p>0</text:p>
          </table:table-cell>
          <table:table-cell office:value-type="float" office:value="4104" calcext:value-type="float">
            <text:p>410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728.224459999994" calcext:value-type="float">
            <text:p>728.224459999994</text:p>
          </table:table-cell>
          <table:table-cell office:value-type="float" office:value="0" calcext:value-type="float">
            <text:p>0</text:p>
          </table:table-cell>
          <table:table-cell office:value-type="float" office:value="5166" calcext:value-type="float">
            <text:p>516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728.341159999994" calcext:value-type="float">
            <text:p>728.341159999994</text:p>
          </table:table-cell>
          <table:table-cell office:value-type="float" office:value="0" calcext:value-type="float">
            <text:p>0</text:p>
          </table:table-cell>
          <table:table-cell office:value-type="float" office:value="6504" calcext:value-type="float">
            <text:p>650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728.488079999994" calcext:value-type="float">
            <text:p>728.488079999994</text:p>
          </table:table-cell>
          <table:table-cell office:value-type="float" office:value="0" calcext:value-type="float">
            <text:p>0</text:p>
          </table:table-cell>
          <table:table-cell office:value-type="float" office:value="8188" calcext:value-type="float">
            <text:p>81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728.673039999994" calcext:value-type="float">
            <text:p>728.673039999994</text:p>
          </table:table-cell>
          <table:table-cell office:value-type="float" office:value="0" calcext:value-type="float">
            <text:p>0</text:p>
          </table:table-cell>
          <table:table-cell office:value-type="float" office:value="10308" calcext:value-type="float">
            <text:p>1030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728.905889999994" calcext:value-type="float">
            <text:p>728.905889999994</text:p>
          </table:table-cell>
          <table:table-cell office:value-type="float" office:value="0" calcext:value-type="float">
            <text:p>0</text:p>
          </table:table-cell>
          <table:table-cell office:value-type="float" office:value="12977" calcext:value-type="float">
            <text:p>1297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729.199029999994" calcext:value-type="float">
            <text:p>729.199029999994</text:p>
          </table:table-cell>
          <table:table-cell office:value-type="float" office:value="0" calcext:value-type="float">
            <text:p>0</text:p>
          </table:table-cell>
          <table:table-cell office:value-type="float" office:value="16337" calcext:value-type="float">
            <text:p>1633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729.568069999994" calcext:value-type="float">
            <text:p>729.568069999994</text:p>
          </table:table-cell>
          <table:table-cell office:value-type="float" office:value="0" calcext:value-type="float">
            <text:p>0</text:p>
          </table:table-cell>
          <table:table-cell office:value-type="float" office:value="20567" calcext:value-type="float">
            <text:p>2056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730.032669999994" calcext:value-type="float">
            <text:p>730.032669999994</text:p>
          </table:table-cell>
          <table:table-cell office:value-type="float" office:value="0" calcext:value-type="float">
            <text:p>0</text:p>
          </table:table-cell>
          <table:table-cell office:value-type="float" office:value="25893" calcext:value-type="float">
            <text:p>2589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730.596949999994" calcext:value-type="float">
            <text:p>730.596949999994</text:p>
          </table:table-cell>
          <table:table-cell office:value-type="float" office:value="0" calcext:value-type="float">
            <text:p>0</text:p>
          </table:table-cell>
          <table:table-cell office:value-type="float" office:value="30535" calcext:value-type="float">
            <text:p>305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759.402299999994" calcext:value-type="float">
            <text:p>759.402299999994</text:p>
          </table:table-cell>
          <table:table-cell office:value-type="float" office:value="0" calcext:value-type="float">
            <text:p>0</text:p>
          </table:table-cell>
          <table:table-cell office:value-type="float" office:value="2850000" calcext:value-type="float">
            <text:p>2850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787.904799999994" calcext:value-type="float">
            <text:p>787.90479999999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787.904799999994" calcext:value-type="float">
            <text:p>787.904799999994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787.909799999994" calcext:value-type="float">
            <text:p>787.909799999994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817.907299999994" calcext:value-type="float">
            <text:p>817.907299999994</text:p>
          </table:table-cell>
          <table:table-cell office:value-type="float" office:value="0" calcext:value-type="float">
            <text:p>0</text:p>
          </table:table-cell>
          <table:table-cell office:value-type="float" office:value="2999500" calcext:value-type="float">
            <text:p>29995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22T07:56:23.016868201</dc:date>
    <dc:creator>Luciano Moffatt</dc:creator>
    <meta:editing-duration>PT11M6S</meta:editing-duration>
    <meta:editing-cycles>1</meta:editing-cycles>
    <meta:document-statistic meta:table-count="1" meta:cell-count="5587" meta:object-count="0"/>
    <meta:generator>LibreOffice/24.8.3.2$Linux_X86_64 LibreOffice_project/480$Build-2</meta:generator>
  </office:meta>
</office:document-meta>
</file>